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54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27.3pt"/>
    </style:style>
    <style:style style:name="co6" style:family="table-column">
      <style:table-column-properties fo:break-before="auto" style:column-width="212.2pt"/>
    </style:style>
    <style:style style:name="co7" style:family="table-column">
      <style:table-column-properties fo:break-before="auto" style:column-width="31.6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2.7pt"/>
    </style:style>
    <style:style style:name="co12" style:family="table-column">
      <style:table-column-properties fo:break-before="auto" style:column-width="143.94pt"/>
    </style:style>
    <style:style style:name="co13" style:family="table-column">
      <style:table-column-properties fo:break-before="auto" style:column-width="230.85pt"/>
    </style:style>
    <style:style style:name="co14" style:family="table-column">
      <style:table-column-properties fo:break-before="auto" style:column-width="192.36pt"/>
    </style:style>
    <style:style style:name="co15" style:family="table-column">
      <style:table-column-properties fo:break-before="auto" style:column-width="192.39pt"/>
    </style:style>
    <style:style style:name="co16" style:family="table-column">
      <style:table-column-properties fo:break-before="auto" style:column-width="60.24pt"/>
    </style:style>
    <style:style style:name="co17" style:family="table-column">
      <style:table-column-properties fo:break-before="auto" style:column-width="79.4pt"/>
    </style:style>
    <style:style style:name="co18" style:family="table-column">
      <style:table-column-properties fo:break-before="auto" style:column-width="141.56pt"/>
    </style:style>
    <style:style style:name="co19" style:family="table-column">
      <style:table-column-properties fo:break-before="auto" style:column-width="213.51pt"/>
    </style:style>
    <style:style style:name="co20" style:family="table-column">
      <style:table-column-properties fo:break-before="auto" style:column-width="202.34pt"/>
    </style:style>
    <style:style style:name="co21" style:family="table-column">
      <style:table-column-properties fo:break-before="auto" style:column-width="210.95pt"/>
    </style:style>
    <style:style style:name="co22" style:family="table-column">
      <style:table-column-properties fo:break-before="auto" style:column-width="56.49pt"/>
    </style:style>
    <style:style style:name="co23" style:family="table-column">
      <style:table-column-properties fo:break-before="auto" style:column-width="89.4pt"/>
    </style:style>
    <style:style style:name="co24" style:family="table-column">
      <style:table-column-properties fo:break-before="auto" style:column-width="135.95pt"/>
    </style:style>
    <style:style style:name="co25" style:family="table-column">
      <style:table-column-properties fo:break-before="auto" style:column-width="108pt"/>
    </style:style>
    <style:style style:name="co26" style:family="table-column">
      <style:table-column-properties fo:break-before="auto" style:column-width="7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4"/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P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43.29125" calcext:value-type="float">
            <text:p>43.29125</text:p>
          </table:table-cell>
          <table:table-cell table:style-name="ce13" table:formula="of:=INDIRECT(ADDRESS([.$I2];4))" office:value-type="float" office:value="129.060692122937" calcext:value-type="float">
            <text:p>129.0606921229</text:p>
          </table:table-cell>
          <table:table-cell table:style-name="ce17" table:formula="of:=INDIRECT(ADDRESS([.$I2]+1;3))" office:value-type="float" office:value="1336416.4125" calcext:value-type="float">
            <text:p>1336416.4125</text:p>
          </table:table-cell>
          <table:table-cell table:style-name="ce17" table:formula="of:=INDIRECT(ADDRESS([.$I2]+1;4))" office:value-type="float" office:value="76953.2366721845" calcext:value-type="float">
            <text:p>76953.2366721845</text:p>
          </table:table-cell>
          <table:table-cell table:style-name="ce13" table:formula="of:=INDIRECT(ADDRESS([.$I2]+2;3))" office:value-type="float" office:value="888481.72625" calcext:value-type="float">
            <text:p>888481.72625</text:p>
          </table:table-cell>
          <table:table-cell table:style-name="ce13" table:formula="of:=INDIRECT(ADDRESS([.$I2]+2;4))" office:value-type="float" office:value="81577.0692192317" calcext:value-type="float">
            <text:p>81577.0692192317</text:p>
          </table:table-cell>
          <table:table-cell/>
          <table:table-cell table:formula="of:=INDIRECT(ADDRESS([.$J2];3))" office:value-type="float" office:value="37.95375" calcext:value-type="float">
            <text:p>37.95375</text:p>
          </table:table-cell>
          <table:table-cell table:formula="of:=INDIRECT(ADDRESS([.$J2];4))" office:value-type="float" office:value="121.691763145496" calcext:value-type="float">
            <text:p>121.6917631455</text:p>
          </table:table-cell>
          <table:table-cell table:formula="of:=INDIRECT(ADDRESS([.$J2]+1;3))" office:value-type="float" office:value="33867.525" calcext:value-type="float">
            <text:p>33867.525</text:p>
          </table:table-cell>
          <table:table-cell table:formula="of:=INDIRECT(ADDRESS([.$J2]+1;4))" office:value-type="float" office:value="6133.25943001923" calcext:value-type="float">
            <text:p>6133.2594300192</text:p>
          </table:table-cell>
          <table:table-cell table:formula="of:=INDIRECT(ADDRESS([.$J2]+2;3))" office:value-type="float" office:value="108536.25875" calcext:value-type="float">
            <text:p>108536.25875</text:p>
          </table:table-cell>
          <table:table-cell table:formula="of:=INDIRECT(ADDRESS([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2]+4" office:value-type="float" office:value="5" calcext:value-type="float">
            <text:p>5</text:p>
          </table:table-cell>
          <table:table-cell table:formula="of:=[.J2]+4" office:value-type="float" office:value="49" calcext:value-type="float">
            <text:p>49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37.9525" calcext:value-type="float">
            <text:p>37.9525</text:p>
          </table:table-cell>
          <table:table-cell table:style-name="ce13" table:formula="of:=INDIRECT(ADDRESS([.$I3];4))" office:value-type="float" office:value="121.687756703024" calcext:value-type="float">
            <text:p>121.687756703</text:p>
          </table:table-cell>
          <table:table-cell table:style-name="ce17" table:formula="of:=INDIRECT(ADDRESS([.$I3]+1;3))" office:value-type="float" office:value="2710618.69" calcext:value-type="float">
            <text:p>2710618.69</text:p>
          </table:table-cell>
          <table:table-cell table:style-name="ce17" table:formula="of:=INDIRECT(ADDRESS([.$I3]+1;4))" office:value-type="float" office:value="250169.568271268" calcext:value-type="float">
            <text:p>250169.568271268</text:p>
          </table:table-cell>
          <table:table-cell table:style-name="ce13" table:formula="of:=INDIRECT(ADDRESS([.$I3]+2;3))" office:value-type="float" office:value="1814413.02625" calcext:value-type="float">
            <text:p>1814413.02625</text:p>
          </table:table-cell>
          <table:table-cell table:style-name="ce13" table:formula="of:=INDIRECT(ADDRESS([.$I3]+2;4))" office:value-type="float" office:value="105093.824503245" calcext:value-type="float">
            <text:p>105093.824503245</text:p>
          </table:table-cell>
          <table:table-cell/>
          <table:table-cell table:formula="of:=INDIRECT(ADDRESS([.$J3];3))" office:value-type="float" office:value="34.21125" calcext:value-type="float">
            <text:p>34.21125</text:p>
          </table:table-cell>
          <table:table-cell table:formula="of:=INDIRECT(ADDRESS([.$J3];4))" office:value-type="float" office:value="116.088650788911" calcext:value-type="float">
            <text:p>116.0886507889</text:p>
          </table:table-cell>
          <table:table-cell table:formula="of:=INDIRECT(ADDRESS([.$J3]+1;3))" office:value-type="float" office:value="72647.59875" calcext:value-type="float">
            <text:p>72647.59875</text:p>
          </table:table-cell>
          <table:table-cell table:formula="of:=INDIRECT(ADDRESS([.$J3]+1;4))" office:value-type="float" office:value="8732.63122205007" calcext:value-type="float">
            <text:p>8732.6312220501</text:p>
          </table:table-cell>
          <table:table-cell table:formula="of:=INDIRECT(ADDRESS([.$J3]+2;3))" office:value-type="float" office:value="220747.1125" calcext:value-type="float">
            <text:p>220747.1125</text:p>
          </table:table-cell>
          <table:table-cell table:formula="of:=INDIRECT(ADDRESS([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3]+4" office:value-type="float" office:value="9" calcext:value-type="float">
            <text:p>9</text:p>
          </table:table-cell>
          <table:table-cell table:formula="of:=[.J3]+4" office:value-type="float" office:value="53" calcext:value-type="float">
            <text:p>53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39.01875" calcext:value-type="float">
            <text:p>39.01875</text:p>
          </table:table-cell>
          <table:table-cell table:style-name="ce13" table:formula="of:=INDIRECT(ADDRESS([.$I4];4))" office:value-type="float" office:value="123.211443149941" calcext:value-type="float">
            <text:p>123.2114431499</text:p>
          </table:table-cell>
          <table:table-cell table:style-name="ce17" table:formula="of:=INDIRECT(ADDRESS([.$I4]+1;3))" office:value-type="float" office:value="5413945.9125" calcext:value-type="float">
            <text:p>5413945.9125</text:p>
          </table:table-cell>
          <table:table-cell table:style-name="ce17" table:formula="of:=INDIRECT(ADDRESS([.$I4]+1;4))" office:value-type="float" office:value="250258.123414703" calcext:value-type="float">
            <text:p>250258.123414703</text:p>
          </table:table-cell>
          <table:table-cell table:style-name="ce13" table:formula="of:=INDIRECT(ADDRESS([.$I4]+2;3))" office:value-type="float" office:value="3691371.3975" calcext:value-type="float">
            <text:p>3691371.3975</text:p>
          </table:table-cell>
          <table:table-cell table:style-name="ce13" table:formula="of:=INDIRECT(ADDRESS([.$I4]+2;4))" office:value-type="float" office:value="337045.365355517" calcext:value-type="float">
            <text:p>337045.365355517</text:p>
          </table:table-cell>
          <table:table-cell/>
          <table:table-cell table:formula="of:=INDIRECT(ADDRESS([.$J4];3))" office:value-type="float" office:value="33.68125" calcext:value-type="float">
            <text:p>33.68125</text:p>
          </table:table-cell>
          <table:table-cell table:formula="of:=INDIRECT(ADDRESS([.$J4];4))" office:value-type="float" office:value="115.271924896196" calcext:value-type="float">
            <text:p>115.2719248962</text:p>
          </table:table-cell>
          <table:table-cell table:formula="of:=INDIRECT(ADDRESS([.$J4]+1;3))" office:value-type="float" office:value="141238.91375" calcext:value-type="float">
            <text:p>141238.91375</text:p>
          </table:table-cell>
          <table:table-cell table:formula="of:=INDIRECT(ADDRESS([.$J4]+1;4))" office:value-type="float" office:value="22302.8773204775" calcext:value-type="float">
            <text:p>22302.8773204775</text:p>
          </table:table-cell>
          <table:table-cell table:formula="of:=INDIRECT(ADDRESS([.$J4]+2;3))" office:value-type="float" office:value="446162.6225" calcext:value-type="float">
            <text:p>446162.6225</text:p>
          </table:table-cell>
          <table:table-cell table:formula="of:=INDIRECT(ADDRESS([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4]+4" office:value-type="float" office:value="13" calcext:value-type="float">
            <text:p>13</text:p>
          </table:table-cell>
          <table:table-cell table:formula="of:=[.J4]+4" office:value-type="float" office:value="57" calcext:value-type="float">
            <text:p>57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34.21125" calcext:value-type="float">
            <text:p>34.21125</text:p>
          </table:table-cell>
          <table:table-cell table:style-name="ce13" table:formula="of:=INDIRECT(ADDRESS([.$I5];4))" office:value-type="float" office:value="116.088650788911" calcext:value-type="float">
            <text:p>116.0886507889</text:p>
          </table:table-cell>
          <table:table-cell table:style-name="ce17" table:formula="of:=INDIRECT(ADDRESS([.$I5]+1;3))" office:value-type="float" office:value="10891407.41125" calcext:value-type="float">
            <text:p>10891407.41125</text:p>
          </table:table-cell>
          <table:table-cell table:style-name="ce17" table:formula="of:=INDIRECT(ADDRESS([.$I5]+1;4))" office:value-type="float" office:value="846660.119586001" calcext:value-type="float">
            <text:p>846660.119586001</text:p>
          </table:table-cell>
          <table:table-cell table:style-name="ce13" table:formula="of:=INDIRECT(ADDRESS([.$I5]+2;3))" office:value-type="float" office:value="7279390.7925" calcext:value-type="float">
            <text:p>7279390.7925</text:p>
          </table:table-cell>
          <table:table-cell table:style-name="ce13" table:formula="of:=INDIRECT(ADDRESS([.$I5]+2;4))" office:value-type="float" office:value="447008.775554609" calcext:value-type="float">
            <text:p>447008.775554609</text:p>
          </table:table-cell>
          <table:table-cell/>
          <table:table-cell table:formula="of:=INDIRECT(ADDRESS([.$J5];3))" office:value-type="float" office:value="35.2825" calcext:value-type="float">
            <text:p>35.2825</text:p>
          </table:table-cell>
          <table:table-cell table:formula="of:=INDIRECT(ADDRESS([.$J5];4))" office:value-type="float" office:value="117.735465104739" calcext:value-type="float">
            <text:p>117.7354651047</text:p>
          </table:table-cell>
          <table:table-cell table:formula="of:=INDIRECT(ADDRESS([.$J5]+1;3))" office:value-type="float" office:value="282129.26125" calcext:value-type="float">
            <text:p>282129.26125</text:p>
          </table:table-cell>
          <table:table-cell table:formula="of:=INDIRECT(ADDRESS([.$J5]+1;4))" office:value-type="float" office:value="34427.5661729993" calcext:value-type="float">
            <text:p>34427.5661729993</text:p>
          </table:table-cell>
          <table:table-cell table:formula="of:=INDIRECT(ADDRESS([.$J5]+2;3))" office:value-type="float" office:value="887890.47" calcext:value-type="float">
            <text:p>887890.47</text:p>
          </table:table-cell>
          <table:table-cell table:formula="of:=INDIRECT(ADDRESS([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mult_big_vector_hot_201_101" calcext:value-type="string">
            <text:p>mult_big_vector_hot_201_101</text:p>
          </table:table-cell>
          <table:table-cell/>
          <table:table-cell table:formula="of:=[.I5]+4" office:value-type="float" office:value="17" calcext:value-type="float">
            <text:p>17</text:p>
          </table:table-cell>
          <table:table-cell table:formula="of:=[.J5]+4" office:value-type="float" office:value="61" calcext:value-type="float">
            <text:p>61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41.6975" calcext:value-type="float">
            <text:p>41.6975</text:p>
          </table:table-cell>
          <table:table-cell table:style-name="ce13" table:formula="of:=INDIRECT(ADDRESS([.$I6];4))" office:value-type="float" office:value="126.941378737568" calcext:value-type="float">
            <text:p>126.9413787376</text:p>
          </table:table-cell>
          <table:table-cell table:style-name="ce17" table:formula="of:=INDIRECT(ADDRESS([.$I6]+1;3))" office:value-type="float" office:value="22792191.405" calcext:value-type="float">
            <text:p>22792191.405</text:p>
          </table:table-cell>
          <table:table-cell table:style-name="ce17" table:formula="of:=INDIRECT(ADDRESS([.$I6]+1;4))" office:value-type="float" office:value="5147349.60314102" calcext:value-type="float">
            <text:p>5147349.60314102</text:p>
          </table:table-cell>
          <table:table-cell table:style-name="ce13" table:formula="of:=INDIRECT(ADDRESS([.$I6]+2;3))" office:value-type="float" office:value="14869092.12625" calcext:value-type="float">
            <text:p>14869092.12625</text:p>
          </table:table-cell>
          <table:table-cell table:style-name="ce13" table:formula="of:=INDIRECT(ADDRESS([.$I6]+2;4))" office:value-type="float" office:value="1944745.67405304" calcext:value-type="float">
            <text:p>1944745.67405304</text:p>
          </table:table-cell>
          <table:table-cell/>
          <table:table-cell table:formula="of:=INDIRECT(ADDRESS([.$J6];3))" office:value-type="float" office:value="36.355" calcext:value-type="float">
            <text:p>36.355</text:p>
          </table:table-cell>
          <table:table-cell table:formula="of:=INDIRECT(ADDRESS([.$J6];4))" office:value-type="float" office:value="119.354035152289" calcext:value-type="float">
            <text:p>119.3540351523</text:p>
          </table:table-cell>
          <table:table-cell table:formula="of:=INDIRECT(ADDRESS([.$J6]+1;3))" office:value-type="float" office:value="568953.6375" calcext:value-type="float">
            <text:p>568953.6375</text:p>
          </table:table-cell>
          <table:table-cell table:formula="of:=INDIRECT(ADDRESS([.$J6]+1;4))" office:value-type="float" office:value="61869.6740672286" calcext:value-type="float">
            <text:p>61869.6740672286</text:p>
          </table:table-cell>
          <table:table-cell table:formula="of:=INDIRECT(ADDRESS([.$J6]+2;3))" office:value-type="float" office:value="1797822.21875" calcext:value-type="float">
            <text:p>1797822.21875</text:p>
          </table:table-cell>
          <table:table-cell table:formula="of:=INDIRECT(ADDRESS([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6]+4" office:value-type="float" office:value="21" calcext:value-type="float">
            <text:p>21</text:p>
          </table:table-cell>
          <table:table-cell table:formula="of:=[.J6]+4" office:value-type="float" office:value="65" calcext:value-type="float">
            <text:p>65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37.955" calcext:value-type="float">
            <text:p>37.955</text:p>
          </table:table-cell>
          <table:table-cell table:style-name="ce13" table:formula="of:=INDIRECT(ADDRESS([.$I7];4))" office:value-type="float" office:value="121.695769443213" calcext:value-type="float">
            <text:p>121.6957694432</text:p>
          </table:table-cell>
          <table:table-cell table:style-name="ce17" table:formula="of:=INDIRECT(ADDRESS([.$I7]+1;3))" office:value-type="float" office:value="44253167.73875" calcext:value-type="float">
            <text:p>44253167.73875</text:p>
          </table:table-cell>
          <table:table-cell table:style-name="ce17" table:formula="of:=INDIRECT(ADDRESS([.$I7]+1;4))" office:value-type="float" office:value="3930501.53623287" calcext:value-type="float">
            <text:p>3930501.53623287</text:p>
          </table:table-cell>
          <table:table-cell table:style-name="ce13" table:formula="of:=INDIRECT(ADDRESS([.$I7]+2;3))" office:value-type="float" office:value="29666928.66625" calcext:value-type="float">
            <text:p>29666928.66625</text:p>
          </table:table-cell>
          <table:table-cell table:style-name="ce13" table:formula="of:=INDIRECT(ADDRESS([.$I7]+2;4))" office:value-type="float" office:value="2885868.0448178" calcext:value-type="float">
            <text:p>2885868.0448178</text:p>
          </table:table-cell>
          <table:table-cell/>
          <table:table-cell table:formula="of:=INDIRECT(ADDRESS([.$J7];3))" office:value-type="float" office:value="35.81875" calcext:value-type="float">
            <text:p>35.81875</text:p>
          </table:table-cell>
          <table:table-cell table:formula="of:=INDIRECT(ADDRESS([.$J7];4))" office:value-type="float" office:value="118.548726898474" calcext:value-type="float">
            <text:p>118.5487268985</text:p>
          </table:table-cell>
          <table:table-cell table:formula="of:=INDIRECT(ADDRESS([.$J7]+1;3))" office:value-type="float" office:value="1161369.93875" calcext:value-type="float">
            <text:p>1161369.93875</text:p>
          </table:table-cell>
          <table:table-cell table:formula="of:=INDIRECT(ADDRESS([.$J7]+1;4))" office:value-type="float" office:value="85527.1577765751" calcext:value-type="float">
            <text:p>85527.1577765751</text:p>
          </table:table-cell>
          <table:table-cell table:formula="of:=INDIRECT(ADDRESS([.$J7]+2;3))" office:value-type="float" office:value="3692337.9" calcext:value-type="float">
            <text:p>3692337.9</text:p>
          </table:table-cell>
          <table:table-cell table:formula="of:=INDIRECT(ADDRESS([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7]+4" office:value-type="float" office:value="25" calcext:value-type="float">
            <text:p>25</text:p>
          </table:table-cell>
          <table:table-cell table:formula="of:=[.J7]+4" office:value-type="float" office:value="69" calcext:value-type="float">
            <text:p>69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37.42" calcext:value-type="float">
            <text:p>37.42</text:p>
          </table:table-cell>
          <table:table-cell table:style-name="ce13" table:formula="of:=INDIRECT(ADDRESS([.$I8];4))" office:value-type="float" office:value="120.917202300853" calcext:value-type="float">
            <text:p>120.9172023009</text:p>
          </table:table-cell>
          <table:table-cell table:style-name="ce17" table:formula="of:=INDIRECT(ADDRESS([.$I8]+1;3))" office:value-type="float" office:value="87975043.09125" calcext:value-type="float">
            <text:p>87975043.09125</text:p>
          </table:table-cell>
          <table:table-cell table:style-name="ce17" table:formula="of:=INDIRECT(ADDRESS([.$I8]+1;4))" office:value-type="float" office:value="6012072.15524391" calcext:value-type="float">
            <text:p>6012072.15524391</text:p>
          </table:table-cell>
          <table:table-cell table:style-name="ce13" table:formula="of:=INDIRECT(ADDRESS([.$I8]+2;3))" office:value-type="float" office:value="58338393.36625" calcext:value-type="float">
            <text:p>58338393.36625</text:p>
          </table:table-cell>
          <table:table-cell table:style-name="ce13" table:formula="of:=INDIRECT(ADDRESS([.$I8]+2;4))" office:value-type="float" office:value="2809697.08223053" calcext:value-type="float">
            <text:p>2809697.08223053</text:p>
          </table:table-cell>
          <table:table-cell/>
          <table:table-cell table:formula="of:=INDIRECT(ADDRESS([.$J8];3))" office:value-type="float" office:value="33.6775" calcext:value-type="float">
            <text:p>33.6775</text:p>
          </table:table-cell>
          <table:table-cell table:formula="of:=INDIRECT(ADDRESS([.$J8];4))" office:value-type="float" office:value="115.259096464866" calcext:value-type="float">
            <text:p>115.2590964649</text:p>
          </table:table-cell>
          <table:table-cell table:formula="of:=INDIRECT(ADDRESS([.$J8]+1;3))" office:value-type="float" office:value="2381996.05625" calcext:value-type="float">
            <text:p>2381996.05625</text:p>
          </table:table-cell>
          <table:table-cell table:formula="of:=INDIRECT(ADDRESS([.$J8]+1;4))" office:value-type="float" office:value="112381.834024917" calcext:value-type="float">
            <text:p>112381.834024917</text:p>
          </table:table-cell>
          <table:table-cell table:formula="of:=INDIRECT(ADDRESS([.$J8]+2;3))" office:value-type="float" office:value="7303713.5725" calcext:value-type="float">
            <text:p>7303713.5725</text:p>
          </table:table-cell>
          <table:table-cell table:formula="of:=INDIRECT(ADDRESS([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8]+4" office:value-type="float" office:value="29" calcext:value-type="float">
            <text:p>29</text:p>
          </table:table-cell>
          <table:table-cell table:formula="of:=[.J8]+4" office:value-type="float" office:value="73" calcext:value-type="float">
            <text:p>73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35.81625" calcext:value-type="float">
            <text:p>35.81625</text:p>
          </table:table-cell>
          <table:table-cell table:style-name="ce13" table:formula="of:=INDIRECT(ADDRESS([.$I9];4))" office:value-type="float" office:value="118.540456324706" calcext:value-type="float">
            <text:p>118.5404563247</text:p>
          </table:table-cell>
          <table:table-cell table:style-name="ce17" table:formula="of:=INDIRECT(ADDRESS([.$I9]+1;3))" office:value-type="float" office:value="174533188.14" calcext:value-type="float">
            <text:p>174533188.14</text:p>
          </table:table-cell>
          <table:table-cell table:style-name="ce17" table:formula="of:=INDIRECT(ADDRESS([.$I9]+1;4))" office:value-type="float" office:value="6747557.431363" calcext:value-type="float">
            <text:p>6747557.431363</text:p>
          </table:table-cell>
          <table:table-cell table:style-name="ce13" table:formula="of:=INDIRECT(ADDRESS([.$I9]+2;3))" office:value-type="float" office:value="116865336.915" calcext:value-type="float">
            <text:p>116865336.915</text:p>
          </table:table-cell>
          <table:table-cell table:style-name="ce13" table:formula="of:=INDIRECT(ADDRESS([.$I9]+2;4))" office:value-type="float" office:value="4819028.23214092" calcext:value-type="float">
            <text:p>4819028.23214092</text:p>
          </table:table-cell>
          <table:table-cell/>
          <table:table-cell table:formula="of:=INDIRECT(ADDRESS([.$J9];3))" office:value-type="float" office:value="34.7475" calcext:value-type="float">
            <text:p>34.7475</text:p>
          </table:table-cell>
          <table:table-cell table:formula="of:=INDIRECT(ADDRESS([.$J9];4))" office:value-type="float" office:value="116.918288139095" calcext:value-type="float">
            <text:p>116.9182881391</text:p>
          </table:table-cell>
          <table:table-cell table:formula="of:=INDIRECT(ADDRESS([.$J9]+1;3))" office:value-type="float" office:value="4849319.5825" calcext:value-type="float">
            <text:p>4849319.5825</text:p>
          </table:table-cell>
          <table:table-cell table:formula="of:=INDIRECT(ADDRESS([.$J9]+1;4))" office:value-type="float" office:value="314296.759148957" calcext:value-type="float">
            <text:p>314296.759148957</text:p>
          </table:table-cell>
          <table:table-cell table:formula="of:=INDIRECT(ADDRESS([.$J9]+2;3))" office:value-type="float" office:value="14664224.34875" calcext:value-type="float">
            <text:p>14664224.34875</text:p>
          </table:table-cell>
          <table:table-cell table:formula="of:=INDIRECT(ADDRESS([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4" office:value-type="float" office:value="33" calcext:value-type="float">
            <text:p>33</text:p>
          </table:table-cell>
          <table:table-cell table:formula="of:=[.J9]+4" office:value-type="float" office:value="77" calcext:value-type="float">
            <text:p>77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36.885" calcext:value-type="float">
            <text:p>36.885</text:p>
          </table:table-cell>
          <table:table-cell table:style-name="ce13" table:formula="of:=INDIRECT(ADDRESS([.$I10];4))" office:value-type="float" office:value="120.131203930108" calcext:value-type="float">
            <text:p>120.1312039301</text:p>
          </table:table-cell>
          <table:table-cell table:style-name="ce17" table:formula="of:=INDIRECT(ADDRESS([.$I10]+1;3))" office:value-type="float" office:value="345400586.015" calcext:value-type="float">
            <text:p>345400586.015</text:p>
          </table:table-cell>
          <table:table-cell table:style-name="ce17" table:formula="of:=INDIRECT(ADDRESS([.$I10]+1;4))" office:value-type="float" office:value="8188701.4022785" calcext:value-type="float">
            <text:p>8188701.4022785</text:p>
          </table:table-cell>
          <table:table-cell table:style-name="ce13" table:formula="of:=INDIRECT(ADDRESS([.$I10]+2;3))" office:value-type="float" office:value="236849422.29125" calcext:value-type="float">
            <text:p>236849422.29125</text:p>
          </table:table-cell>
          <table:table-cell table:style-name="ce13" table:formula="of:=INDIRECT(ADDRESS([.$I10]+2;4))" office:value-type="float" office:value="6364402.99384647" calcext:value-type="float">
            <text:p>6364402.99384647</text:p>
          </table:table-cell>
          <table:table-cell/>
          <table:table-cell table:formula="of:=INDIRECT(ADDRESS([.$J10];3))" office:value-type="float" office:value="33.67625" calcext:value-type="float">
            <text:p>33.67625</text:p>
          </table:table-cell>
          <table:table-cell table:formula="of:=INDIRECT(ADDRESS([.$J10];4))" office:value-type="float" office:value="115.254819976639" calcext:value-type="float">
            <text:p>115.2548199766</text:p>
          </table:table-cell>
          <table:table-cell table:formula="of:=INDIRECT(ADDRESS([.$J10]+1;3))" office:value-type="float" office:value="9532469.1375" calcext:value-type="float">
            <text:p>9532469.1375</text:p>
          </table:table-cell>
          <table:table-cell table:formula="of:=INDIRECT(ADDRESS([.$J10]+1;4))" office:value-type="float" office:value="373640.132974092" calcext:value-type="float">
            <text:p>373640.132974092</text:p>
          </table:table-cell>
          <table:table-cell table:formula="of:=INDIRECT(ADDRESS([.$J10]+2;3))" office:value-type="float" office:value="29356886.4925" calcext:value-type="float">
            <text:p>29356886.4925</text:p>
          </table:table-cell>
          <table:table-cell table:formula="of:=INDIRECT(ADDRESS([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4" office:value-type="float" office:value="37" calcext:value-type="float">
            <text:p>37</text:p>
          </table:table-cell>
          <table:table-cell table:formula="of:=[.J10]+4" office:value-type="float" office:value="81" calcext:value-type="float">
            <text:p>81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36.35875" calcext:value-type="float">
            <text:p>36.35875</text:p>
          </table:table-cell>
          <table:table-cell table:style-name="ce13" table:formula="of:=INDIRECT(ADDRESS([.$I11];4))" office:value-type="float" office:value="119.366339275892" calcext:value-type="float">
            <text:p>119.3663392759</text:p>
          </table:table-cell>
          <table:table-cell table:style-name="ce17" table:formula="of:=INDIRECT(ADDRESS([.$I11]+1;3))" office:value-type="float" office:value="688327263.155" calcext:value-type="float">
            <text:p>688327263.155</text:p>
          </table:table-cell>
          <table:table-cell table:style-name="ce17" table:formula="of:=INDIRECT(ADDRESS([.$I11]+1;4))" office:value-type="float" office:value="8059557.47011663" calcext:value-type="float">
            <text:p>8059557.47011663</text:p>
          </table:table-cell>
          <table:table-cell table:style-name="ce13" table:formula="of:=INDIRECT(ADDRESS([.$I11]+2;3))" office:value-type="float" office:value="463794283.515" calcext:value-type="float">
            <text:p>463794283.515</text:p>
          </table:table-cell>
          <table:table-cell table:style-name="ce13" table:formula="of:=INDIRECT(ADDRESS([.$I11]+2;4))" office:value-type="float" office:value="9000036.08575783" calcext:value-type="float">
            <text:p>9000036.08575783</text:p>
          </table:table-cell>
          <table:table-cell/>
          <table:table-cell table:formula="of:=INDIRECT(ADDRESS([.$J11];3))" office:value-type="float" office:value="37.42375" calcext:value-type="float">
            <text:p>37.42375</text:p>
          </table:table-cell>
          <table:table-cell table:formula="of:=INDIRECT(ADDRESS([.$J11];4))" office:value-type="float" office:value="120.929314311139" calcext:value-type="float">
            <text:p>120.9293143111</text:p>
          </table:table-cell>
          <table:table-cell table:formula="of:=INDIRECT(ADDRESS([.$J11]+1;3))" office:value-type="float" office:value="19075402.95375" calcext:value-type="float">
            <text:p>19075402.95375</text:p>
          </table:table-cell>
          <table:table-cell table:formula="of:=INDIRECT(ADDRESS([.$J11]+1;4))" office:value-type="float" office:value="311433.756245277" calcext:value-type="float">
            <text:p>311433.756245277</text:p>
          </table:table-cell>
          <table:table-cell table:formula="of:=INDIRECT(ADDRESS([.$J11]+2;3))" office:value-type="float" office:value="58636043.22375" calcext:value-type="float">
            <text:p>58636043.22375</text:p>
          </table:table-cell>
          <table:table-cell table:formula="of:=INDIRECT(ADDRESS([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16" table:default-cell-style-name="ce10"/>
        <table:table-column table:style-name="co17" table:default-cell-style-name="ce10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.L2]" office:value-type="float" office:value="13108" calcext:value-type="float">
            <text:p>13,108</text:p>
          </table:table-cell>
          <table:table-cell table:style-name="ce21" table:formula="of:=[CPPRAW.M2]" office:value-type="float" office:value="16384" calcext:value-type="float">
            <text:p>16,384</text:p>
          </table:table-cell>
          <table:table-cell table:style-name="ce25" table:formula="of:=[CPPRAW.P2]/[.$A2]" office:value-type="float" office:value="101.954257895941" calcext:value-type="float">
            <text:p>101.95426</text:p>
          </table:table-cell>
          <table:table-cell table:style-name="ce25" table:formula="of:=[CPPRAW.R2]/[.$A2]" office:value-type="float" office:value="67.7816391707354" calcext:value-type="float">
            <text:p>67.78164</text:p>
          </table:table-cell>
          <table:table-cell table:style-name="ce25" table:formula="of:=[CPPRAW.W2]/[.$A2]" office:value-type="float" office:value="2.58372940189197" calcext:value-type="float">
            <text:p>2.58373</text:p>
          </table:table-cell>
          <table:table-cell table:style-name="ce25" table:formula="of:=[CPPRAW.Y2]/[.$A2]" office:value-type="float" office:value="8.28015400900214" calcext:value-type="float">
            <text:p>8.28015</text:p>
          </table:table-cell>
          <table:table-cell table:style-name="ce29" table:formula="of:=[CPPRAW.Q2]/[.$A2]" office:value-type="float" office:value="5.87070771072509" calcext:value-type="float">
            <text:p>5.87071</text:p>
          </table:table-cell>
          <table:table-cell table:style-name="ce25" table:formula="of:=[CPPRAW.S2]/[.$A2]" office:value-type="float" office:value="6.2234566081196" calcext:value-type="float">
            <text:p>6.22346</text:p>
          </table:table-cell>
          <table:table-cell table:style-name="ce25" table:formula="of:=[CPPRAW.X2]/[.$A2]" office:value-type="float" office:value="0.467902001069517" calcext:value-type="float">
            <text:p>0.46790</text:p>
          </table:table-cell>
          <table:table-cell table:style-name="ce25" table:formula="of:=[CPPRAW.Z2]/[.$A2]" office:value-type="float" office:value="1.16276920846671" calcext:value-type="float">
            <text:p>1.16277</text:p>
          </table:table-cell>
          <table:table-cell table:style-name="ce25"/>
          <table:table-cell table:style-name="ce25" table:formula="of:=[CPPRAW.N2]/[.$A2]" office:value-type="float" office:value="0.00330265868172109" calcext:value-type="float">
            <text:p>0.00330</text:p>
          </table:table-cell>
          <table:table-cell table:style-name="ce25" table:formula="of:=[CPPRAW.U2]/[.$A2]" office:value-type="float" office:value="0.00289546460176991" calcext:value-type="float">
            <text:p>0.00290</text:p>
          </table:table-cell>
          <table:table-cell table:style-name="ce25" table:formula="of:=[CPPRAW.O2]/[.$A2]" office:value-type="float" office:value="0.00984594843781943" calcext:value-type="float">
            <text:p>0.00985</text:p>
          </table:table-cell>
          <table:table-cell table:style-name="ce25" table:formula="of:=[CPPRAW.V2]/[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21" table:formula="of:=[CPPRAW.L3]" office:value-type="float" office:value="26215" calcext:value-type="float">
            <text:p>26,215</text:p>
          </table:table-cell>
          <table:table-cell table:style-name="ce21" table:formula="of:=[CPPRAW.M3]" office:value-type="float" office:value="32768" calcext:value-type="float">
            <text:p>32,768</text:p>
          </table:table-cell>
          <table:table-cell table:style-name="ce25" table:formula="of:=[CPPRAW.P3]/[.$A3]" office:value-type="float" office:value="103.399530421514" calcext:value-type="float">
            <text:p>103.39953</text:p>
          </table:table-cell>
          <table:table-cell table:style-name="ce25" table:formula="of:=[CPPRAW.R3]/[.$A3]" office:value-type="float" office:value="69.2127799446882" calcext:value-type="float">
            <text:p>69.21278</text:p>
          </table:table-cell>
          <table:table-cell table:style-name="ce25" table:formula="of:=[CPPRAW.W3]/[.$A3]" office:value-type="float" office:value="2.77122253480832" calcext:value-type="float">
            <text:p>2.77122</text:p>
          </table:table-cell>
          <table:table-cell table:style-name="ce25" table:formula="of:=[CPPRAW.Y3]/[.$A3]" office:value-type="float" office:value="8.42064133129887" calcext:value-type="float">
            <text:p>8.42064</text:p>
          </table:table-cell>
          <table:table-cell table:style-name="ce29" table:formula="of:=[CPPRAW.Q3]/[.$A3]" office:value-type="float" office:value="9.54299325848819" calcext:value-type="float">
            <text:p>9.54299</text:p>
          </table:table-cell>
          <table:table-cell table:style-name="ce25" table:formula="of:=[CPPRAW.S3]/[.$A3]" office:value-type="float" office:value="4.00891949278066" calcext:value-type="float">
            <text:p>4.00892</text:p>
          </table:table-cell>
          <table:table-cell table:style-name="ce25" table:formula="of:=[CPPRAW.X3]/[.$A3]" office:value-type="float" office:value="0.333115820028612" calcext:value-type="float">
            <text:p>0.33312</text:p>
          </table:table-cell>
          <table:table-cell table:style-name="ce25" table:formula="of:=[CPPRAW.Z3]/[.$A3]" office:value-type="float" office:value="0.998175574260332" calcext:value-type="float">
            <text:p>0.99818</text:p>
          </table:table-cell>
          <table:table-cell table:style-name="ce25"/>
          <table:table-cell table:style-name="ce25" table:formula="of:=[CPPRAW.N3]/[.$A3]" office:value-type="float" office:value="0.00144773984360099" calcext:value-type="float">
            <text:p>0.00145</text:p>
          </table:table-cell>
          <table:table-cell table:style-name="ce25" table:formula="of:=[CPPRAW.U3]/[.$A3]" office:value-type="float" office:value="0.0013050257486172" calcext:value-type="float">
            <text:p>0.00131</text:p>
          </table:table-cell>
          <table:table-cell table:style-name="ce25" table:formula="of:=[CPPRAW.O3]/[.$A3]" office:value-type="float" office:value="0.00464191328258722" calcext:value-type="float">
            <text:p>0.00464</text:p>
          </table:table-cell>
          <table:table-cell table:style-name="ce25" table:formula="of:=[CPPRAW.V3]/[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21" table:formula="of:=[CPPRAW.L4]" office:value-type="float" office:value="52429" calcext:value-type="float">
            <text:p>52,429</text:p>
          </table:table-cell>
          <table:table-cell table:style-name="ce21" table:formula="of:=[CPPRAW.M4]" office:value-type="float" office:value="65536" calcext:value-type="float">
            <text:p>65,536</text:p>
          </table:table-cell>
          <table:table-cell table:style-name="ce25" table:formula="of:=[CPPRAW.P4]/[.$A4]" office:value-type="float" office:value="103.26242942837" calcext:value-type="float">
            <text:p>103.26243</text:p>
          </table:table-cell>
          <table:table-cell table:style-name="ce25" table:formula="of:=[CPPRAW.R4]/[.$A4]" office:value-type="float" office:value="70.4070533006542" calcext:value-type="float">
            <text:p>70.40705</text:p>
          </table:table-cell>
          <table:table-cell table:style-name="ce25" table:formula="of:=[CPPRAW.W4]/[.$A4]" office:value-type="float" office:value="2.69390821396555" calcext:value-type="float">
            <text:p>2.69391</text:p>
          </table:table-cell>
          <table:table-cell table:style-name="ce25" table:formula="of:=[CPPRAW.Y4]/[.$A4]" office:value-type="float" office:value="8.50984421789468" calcext:value-type="float">
            <text:p>8.50984</text:p>
          </table:table-cell>
          <table:table-cell table:style-name="ce29" table:formula="of:=[CPPRAW.Q4]/[.$A4]" office:value-type="float" office:value="4.77327668684703" calcext:value-type="float">
            <text:p>4.77328</text:p>
          </table:table-cell>
          <table:table-cell table:style-name="ce25" table:formula="of:=[CPPRAW.S4]/[.$A4]" office:value-type="float" office:value="6.42860564488197" calcext:value-type="float">
            <text:p>6.42861</text:p>
          </table:table-cell>
          <table:table-cell table:style-name="ce25" table:formula="of:=[CPPRAW.X4]/[.$A4]" office:value-type="float" office:value="0.425392002908266" calcext:value-type="float">
            <text:p>0.42539</text:p>
          </table:table-cell>
          <table:table-cell table:style-name="ce25" table:formula="of:=[CPPRAW.Z4]/[.$A4]" office:value-type="float" office:value="0.80981204215742" calcext:value-type="float">
            <text:p>0.80981</text:p>
          </table:table-cell>
          <table:table-cell table:style-name="ce25"/>
          <table:table-cell table:style-name="ce25" table:formula="of:=[CPPRAW.N4]/[.$A4]" office:value-type="float" office:value="0.000744220755688646" calcext:value-type="float">
            <text:p>0.00074</text:p>
          </table:table-cell>
          <table:table-cell table:style-name="ce25" table:formula="of:=[CPPRAW.U4]/[.$A4]" office:value-type="float" office:value="0.000642416410765035" calcext:value-type="float">
            <text:p>0.00064</text:p>
          </table:table-cell>
          <table:table-cell table:style-name="ce25" table:formula="of:=[CPPRAW.O4]/[.$A4]" office:value-type="float" office:value="0.00235006281161077" calcext:value-type="float">
            <text:p>0.00235</text:p>
          </table:table-cell>
          <table:table-cell table:style-name="ce25" table:formula="of:=[CPPRAW.V4]/[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21" table:formula="of:=[CPPRAW.L5]" office:value-type="float" office:value="104858" calcext:value-type="float">
            <text:p>104,858</text:p>
          </table:table-cell>
          <table:table-cell table:style-name="ce21" table:formula="of:=[CPPRAW.M5]" office:value-type="float" office:value="131072" calcext:value-type="float">
            <text:p>131,072</text:p>
          </table:table-cell>
          <table:table-cell table:style-name="ce25" table:formula="of:=[CPPRAW.P5]/[.$A5]" office:value-type="float" office:value="103.868158950676" calcext:value-type="float">
            <text:p>103.86816</text:p>
          </table:table-cell>
          <table:table-cell table:style-name="ce25" table:formula="of:=[CPPRAW.R5]/[.$A5]" office:value-type="float" office:value="69.4214155572298" calcext:value-type="float">
            <text:p>69.42142</text:p>
          </table:table-cell>
          <table:table-cell table:style-name="ce25" table:formula="of:=[CPPRAW.W5]/[.$A5]" office:value-type="float" office:value="2.69058403984436" calcext:value-type="float">
            <text:p>2.69058</text:p>
          </table:table-cell>
          <table:table-cell table:style-name="ce25" table:formula="of:=[CPPRAW.Y5]/[.$A5]" office:value-type="float" office:value="8.46755106906483" calcext:value-type="float">
            <text:p>8.46755</text:p>
          </table:table-cell>
          <table:table-cell table:style-name="ce29" table:formula="of:=[CPPRAW.Q5]/[.$A5]" office:value-type="float" office:value="8.07434930654791" calcext:value-type="float">
            <text:p>8.07435</text:p>
          </table:table-cell>
          <table:table-cell table:style-name="ce25" table:formula="of:=[CPPRAW.S5]/[.$A5]" office:value-type="float" office:value="4.26299162252388" calcext:value-type="float">
            <text:p>4.26299</text:p>
          </table:table-cell>
          <table:table-cell table:style-name="ce25" table:formula="of:=[CPPRAW.X5]/[.$A5]" office:value-type="float" office:value="0.328325603892877" calcext:value-type="float">
            <text:p>0.32833</text:p>
          </table:table-cell>
          <table:table-cell table:style-name="ce25" table:formula="of:=[CPPRAW.Z5]/[.$A5]" office:value-type="float" office:value="0.407061290623503" calcext:value-type="float">
            <text:p>0.40706</text:p>
          </table:table-cell>
          <table:table-cell table:style-name="ce25"/>
          <table:table-cell table:style-name="ce25" table:formula="of:=[CPPRAW.N5]/[.$A5]" office:value-type="float" office:value="0.000326262659978256" calcext:value-type="float">
            <text:p>0.00033</text:p>
          </table:table-cell>
          <table:table-cell table:style-name="ce25" table:formula="of:=[CPPRAW.U5]/[.$A5]" office:value-type="float" office:value="0.000336478857121059" calcext:value-type="float">
            <text:p>0.00034</text:p>
          </table:table-cell>
          <table:table-cell table:style-name="ce25" table:formula="of:=[CPPRAW.O5]/[.$A5]" office:value-type="float" office:value="0.00110710342357198" calcext:value-type="float">
            <text:p>0.00111</text:p>
          </table:table-cell>
          <table:table-cell table:style-name="ce25" table:formula="of:=[CPPRAW.V5]/[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21" table:formula="of:=[CPPRAW.L6]" office:value-type="float" office:value="209716" calcext:value-type="float">
            <text:p>209,716</text:p>
          </table:table-cell>
          <table:table-cell table:style-name="ce21" table:formula="of:=[CPPRAW.M6]" office:value-type="float" office:value="262144" calcext:value-type="float">
            <text:p>262,144</text:p>
          </table:table-cell>
          <table:table-cell table:style-name="ce25" table:formula="of:=[CPPRAW.P6]/[.$A6]" office:value-type="float" office:value="108.681223201854" calcext:value-type="float">
            <text:p>108.68122</text:p>
          </table:table-cell>
          <table:table-cell table:style-name="ce25" table:formula="of:=[CPPRAW.R6]/[.$A6]" office:value-type="float" office:value="70.9010858792367" calcext:value-type="float">
            <text:p>70.90109</text:p>
          </table:table-cell>
          <table:table-cell table:style-name="ce25" table:formula="of:=[CPPRAW.W6]/[.$A6]" office:value-type="float" office:value="2.71297200738141" calcext:value-type="float">
            <text:p>2.71297</text:p>
          </table:table-cell>
          <table:table-cell table:style-name="ce25" table:formula="of:=[CPPRAW.Y6]/[.$A6]" office:value-type="float" office:value="8.57265167536096" calcext:value-type="float">
            <text:p>8.57265</text:p>
          </table:table-cell>
          <table:table-cell table:style-name="ce29" table:formula="of:=[CPPRAW.Q6]/[.$A6]" office:value-type="float" office:value="24.5443819410108" calcext:value-type="float">
            <text:p>24.54438</text:p>
          </table:table-cell>
          <table:table-cell table:style-name="ce25" table:formula="of:=[CPPRAW.S6]/[.$A6]" office:value-type="float" office:value="9.27323463184993" calcext:value-type="float">
            <text:p>9.27323</text:p>
          </table:table-cell>
          <table:table-cell table:style-name="ce25" table:formula="of:=[CPPRAW.X6]/[.$A6]" office:value-type="float" office:value="0.295016470213186" calcext:value-type="float">
            <text:p>0.29502</text:p>
          </table:table-cell>
          <table:table-cell table:style-name="ce25" table:formula="of:=[CPPRAW.Z6]/[.$A6]" office:value-type="float" office:value="0.572382639370229" calcext:value-type="float">
            <text:p>0.57238</text:p>
          </table:table-cell>
          <table:table-cell table:style-name="ce25"/>
          <table:table-cell table:style-name="ce25" table:formula="of:=[CPPRAW.N6]/[.$A6]" office:value-type="float" office:value="0.000198828415571535" calcext:value-type="float">
            <text:p>0.00020</text:p>
          </table:table-cell>
          <table:table-cell table:style-name="ce25" table:formula="of:=[CPPRAW.U6]/[.$A6]" office:value-type="float" office:value="0.000173353487573671" calcext:value-type="float">
            <text:p>0.00017</text:p>
          </table:table-cell>
          <table:table-cell table:style-name="ce25" table:formula="of:=[CPPRAW.O6]/[.$A6]" office:value-type="float" office:value="0.000605301353914666" calcext:value-type="float">
            <text:p>0.00061</text:p>
          </table:table-cell>
          <table:table-cell table:style-name="ce25" table:formula="of:=[CPPRAW.V6]/[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21" table:formula="of:=[CPPRAW.L7]" office:value-type="float" office:value="419431" calcext:value-type="float">
            <text:p>419,431</text:p>
          </table:table-cell>
          <table:table-cell table:style-name="ce21" table:formula="of:=[CPPRAW.M7]" office:value-type="float" office:value="524288" calcext:value-type="float">
            <text:p>524,288</text:p>
          </table:table-cell>
          <table:table-cell table:style-name="ce25" table:formula="of:=[CPPRAW.P7]/[.$A7]" office:value-type="float" office:value="105.507622800294" calcext:value-type="float">
            <text:p>105.50762</text:p>
          </table:table-cell>
          <table:table-cell table:style-name="ce25" table:formula="of:=[CPPRAW.R7]/[.$A7]" office:value-type="float" office:value="70.731368607113" calcext:value-type="float">
            <text:p>70.73137</text:p>
          </table:table-cell>
          <table:table-cell table:style-name="ce25" table:formula="of:=[CPPRAW.W7]/[.$A7]" office:value-type="float" office:value="2.76891774511183" calcext:value-type="float">
            <text:p>2.76892</text:p>
          </table:table-cell>
          <table:table-cell table:style-name="ce25" table:formula="of:=[CPPRAW.Y7]/[.$A7]" office:value-type="float" office:value="8.8032069637199" calcext:value-type="float">
            <text:p>8.80321</text:p>
          </table:table-cell>
          <table:table-cell table:style-name="ce29" table:formula="of:=[CPPRAW.Q7]/[.$A7]" office:value-type="float" office:value="9.37103250888196" calcext:value-type="float">
            <text:p>9.37103</text:p>
          </table:table-cell>
          <table:table-cell table:style-name="ce25" table:formula="of:=[CPPRAW.S7]/[.$A7]" office:value-type="float" office:value="6.88043574465836" calcext:value-type="float">
            <text:p>6.88044</text:p>
          </table:table-cell>
          <table:table-cell table:style-name="ce25" table:formula="of:=[CPPRAW.X7]/[.$A7]" office:value-type="float" office:value="0.203912342617916" calcext:value-type="float">
            <text:p>0.20391</text:p>
          </table:table-cell>
          <table:table-cell table:style-name="ce25" table:formula="of:=[CPPRAW.Z7]/[.$A7]" office:value-type="float" office:value="0.353950926844265" calcext:value-type="float">
            <text:p>0.35395</text:p>
          </table:table-cell>
          <table:table-cell table:style-name="ce25"/>
          <table:table-cell table:style-name="ce25" table:formula="of:=[CPPRAW.N7]/[.$A7]" office:value-type="float" office:value="0.0000904916422486654" calcext:value-type="float">
            <text:p>0.00009</text:p>
          </table:table-cell>
          <table:table-cell table:style-name="ce25" table:formula="of:=[CPPRAW.U7]/[.$A7]" office:value-type="float" office:value="0.0000853984326385031" calcext:value-type="float">
            <text:p>0.00009</text:p>
          </table:table-cell>
          <table:table-cell table:style-name="ce25" table:formula="of:=[CPPRAW.O7]/[.$A7]" office:value-type="float" office:value="0.0002901449092776" calcext:value-type="float">
            <text:p>0.00029</text:p>
          </table:table-cell>
          <table:table-cell table:style-name="ce25" table:formula="of:=[CPPRAW.V7]/[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21" table:formula="of:=[CPPRAW.L8]" office:value-type="float" office:value="838861" calcext:value-type="float">
            <text:p>838,861</text:p>
          </table:table-cell>
          <table:table-cell table:style-name="ce21" table:formula="of:=[CPPRAW.M8]" office:value-type="float" office:value="1048576" calcext:value-type="float">
            <text:p>1,048,576</text:p>
          </table:table-cell>
          <table:table-cell table:style-name="ce25" table:formula="of:=[CPPRAW.P8]/[.$A8]" office:value-type="float" office:value="104.874398847068" calcext:value-type="float">
            <text:p>104.87440</text:p>
          </table:table-cell>
          <table:table-cell table:style-name="ce25" table:formula="of:=[CPPRAW.R8]/[.$A8]" office:value-type="float" office:value="69.544767686482" calcext:value-type="float">
            <text:p>69.54477</text:p>
          </table:table-cell>
          <table:table-cell table:style-name="ce25" table:formula="of:=[CPPRAW.W8]/[.$A8]" office:value-type="float" office:value="2.83955989877942" calcext:value-type="float">
            <text:p>2.83956</text:p>
          </table:table-cell>
          <table:table-cell table:style-name="ce25" table:formula="of:=[CPPRAW.Y8]/[.$A8]" office:value-type="float" office:value="8.70670298476148" calcext:value-type="float">
            <text:p>8.70670</text:p>
          </table:table-cell>
          <table:table-cell table:style-name="ce29" table:formula="of:=[CPPRAW.Q8]/[.$A8]" office:value-type="float" office:value="7.16694679481334" calcext:value-type="float">
            <text:p>7.16695</text:p>
          </table:table-cell>
          <table:table-cell table:style-name="ce25" table:formula="of:=[CPPRAW.S8]/[.$A8]" office:value-type="float" office:value="3.34941913169229" calcext:value-type="float">
            <text:p>3.34942</text:p>
          </table:table-cell>
          <table:table-cell table:style-name="ce25" table:formula="of:=[CPPRAW.X8]/[.$A8]" office:value-type="float" office:value="0.133969553984411" calcext:value-type="float">
            <text:p>0.13397</text:p>
          </table:table-cell>
          <table:table-cell table:style-name="ce25" table:formula="of:=[CPPRAW.Z8]/[.$A8]" office:value-type="float" office:value="0.224478691837611" calcext:value-type="float">
            <text:p>0.22448</text:p>
          </table:table-cell>
          <table:table-cell table:style-name="ce25"/>
          <table:table-cell table:style-name="ce25" table:formula="of:=[CPPRAW.N8]/[.$A8]" office:value-type="float" office:value="0.0000446081055145012" calcext:value-type="float">
            <text:p>0.00004</text:p>
          </table:table-cell>
          <table:table-cell table:style-name="ce25" table:formula="of:=[CPPRAW.U8]/[.$A8]" office:value-type="float" office:value="0.0000401466989167454" calcext:value-type="float">
            <text:p>0.00004</text:p>
          </table:table-cell>
          <table:table-cell table:style-name="ce25" table:formula="of:=[CPPRAW.O8]/[.$A8]" office:value-type="float" office:value="0.0001441445034408" calcext:value-type="float">
            <text:p>0.00014</text:p>
          </table:table-cell>
          <table:table-cell table:style-name="ce25" table:formula="of:=[CPPRAW.V8]/[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21" table:formula="of:=[CPPRAW.L9]" office:value-type="float" office:value="1677722" calcext:value-type="float">
            <text:p>1,677,722</text:p>
          </table:table-cell>
          <table:table-cell table:style-name="ce21" table:formula="of:=[CPPRAW.M9]" office:value-type="float" office:value="2097152" calcext:value-type="float">
            <text:p>2,097,152</text:p>
          </table:table-cell>
          <table:table-cell table:style-name="ce25" table:formula="of:=[CPPRAW.P9]/[.$A9]" office:value-type="float" office:value="104.029862003359" calcext:value-type="float">
            <text:p>104.02986</text:p>
          </table:table-cell>
          <table:table-cell table:style-name="ce25" table:formula="of:=[CPPRAW.R9]/[.$A9]" office:value-type="float" office:value="69.6571523261899" calcext:value-type="float">
            <text:p>69.65715</text:p>
          </table:table-cell>
          <table:table-cell table:style-name="ce25" table:formula="of:=[CPPRAW.W9]/[.$A9]" office:value-type="float" office:value="2.89041902204298" calcext:value-type="float">
            <text:p>2.89042</text:p>
          </table:table-cell>
          <table:table-cell table:style-name="ce25" table:formula="of:=[CPPRAW.Y9]/[.$A9]" office:value-type="float" office:value="8.74055674822766" calcext:value-type="float">
            <text:p>8.74056</text:p>
          </table:table-cell>
          <table:table-cell table:style-name="ce29" table:formula="of:=[CPPRAW.Q9]/[.$A9]" office:value-type="float" office:value="4.02185667909403" calcext:value-type="float">
            <text:p>4.02186</text:p>
          </table:table-cell>
          <table:table-cell table:style-name="ce25" table:formula="of:=[CPPRAW.S9]/[.$A9]" office:value-type="float" office:value="2.87236397456844" calcext:value-type="float">
            <text:p>2.87236</text:p>
          </table:table-cell>
          <table:table-cell table:style-name="ce25" table:formula="of:=[CPPRAW.X9]/[.$A9]" office:value-type="float" office:value="0.187335422167056" calcext:value-type="float">
            <text:p>0.18734</text:p>
          </table:table-cell>
          <table:table-cell table:style-name="ce25" table:formula="of:=[CPPRAW.Z9]/[.$A9]" office:value-type="float" office:value="0.128464092624548" calcext:value-type="float">
            <text:p>0.12846</text:p>
          </table:table-cell>
          <table:table-cell/>
          <table:table-cell table:style-name="ce25" table:formula="of:=[CPPRAW.N9]/[.$A9]" office:value-type="float" office:value="0.0000213481434945718" calcext:value-type="float">
            <text:p>0.00002</text:p>
          </table:table-cell>
          <table:table-cell table:style-name="ce25" table:formula="of:=[CPPRAW.U9]/[.$A9]" office:value-type="float" office:value="0.0000207111190054133" calcext:value-type="float">
            <text:p>0.00002</text:p>
          </table:table-cell>
          <table:table-cell table:style-name="ce25" table:formula="of:=[CPPRAW.O9]/[.$A9]" office:value-type="float" office:value="0.0000706556010618601" calcext:value-type="float">
            <text:p>0.00007</text:p>
          </table:table-cell>
          <table:table-cell table:style-name="ce25" table:formula="of:=[CPPRAW.V9]/[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21" table:formula="of:=[CPPRAW.L10]" office:value-type="float" office:value="3355444" calcext:value-type="float">
            <text:p>3,355,444</text:p>
          </table:table-cell>
          <table:table-cell table:style-name="ce21" table:formula="of:=[CPPRAW.M10]" office:value-type="float" office:value="4194304" calcext:value-type="float">
            <text:p>4,194,304</text:p>
          </table:table-cell>
          <table:table-cell table:style-name="ce25" table:formula="of:=[CPPRAW.P10]/[.$A10]" office:value-type="float" office:value="102.937371630997" calcext:value-type="float">
            <text:p>102.93737</text:p>
          </table:table-cell>
          <table:table-cell table:style-name="ce25" table:formula="of:=[CPPRAW.R10]/[.$A10]" office:value-type="float" office:value="70.5866115754726" calcext:value-type="float">
            <text:p>70.58661</text:p>
          </table:table-cell>
          <table:table-cell table:style-name="ce25" table:formula="of:=[CPPRAW.W10]/[.$A10]" office:value-type="float" office:value="2.8408965065428" calcext:value-type="float">
            <text:p>2.84090</text:p>
          </table:table-cell>
          <table:table-cell table:style-name="ce25" table:formula="of:=[CPPRAW.Y10]/[.$A10]" office:value-type="float" office:value="8.74903186955288" calcext:value-type="float">
            <text:p>8.74903</text:p>
          </table:table-cell>
          <table:table-cell table:style-name="ce29" table:formula="of:=[CPPRAW.Q10]/[.$A10]" office:value-type="float" office:value="2.44042260943067" calcext:value-type="float">
            <text:p>2.44042</text:p>
          </table:table-cell>
          <table:table-cell table:style-name="ce25" table:formula="of:=[CPPRAW.S10]/[.$A10]" office:value-type="float" office:value="1.89673944606033" calcext:value-type="float">
            <text:p>1.89674</text:p>
          </table:table-cell>
          <table:table-cell table:style-name="ce25" table:formula="of:=[CPPRAW.X10]/[.$A10]" office:value-type="float" office:value="0.11135341045003" calcext:value-type="float">
            <text:p>0.11135</text:p>
          </table:table-cell>
          <table:table-cell table:style-name="ce25" table:formula="of:=[CPPRAW.Z10]/[.$A10]" office:value-type="float" office:value="0.0696812660258869" calcext:value-type="float">
            <text:p>0.06968</text:p>
          </table:table-cell>
          <table:table-cell/>
          <table:table-cell table:style-name="ce25" table:formula="of:=[CPPRAW.N10]/[.$A10]" office:value-type="float" office:value="0.0000109925839918652" calcext:value-type="float">
            <text:p>0.00001</text:p>
          </table:table-cell>
          <table:table-cell table:style-name="ce25" table:formula="of:=[CPPRAW.U10]/[.$A10]" office:value-type="float" office:value="0.0000100363022002453" calcext:value-type="float">
            <text:p>0.00001</text:p>
          </table:table-cell>
          <table:table-cell table:style-name="ce25" table:formula="of:=[CPPRAW.O10]/[.$A10]" office:value-type="float" office:value="0.0000358018801476371" calcext:value-type="float">
            <text:p>0.00004</text:p>
          </table:table-cell>
          <table:table-cell table:style-name="ce25" table:formula="of:=[CPPRAW.V10]/[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21" table:formula="of:=[CPPRAW.L11]" office:value-type="float" office:value="6710887" calcext:value-type="float">
            <text:p>6,710,887</text:p>
          </table:table-cell>
          <table:table-cell table:style-name="ce21" table:formula="of:=[CPPRAW.M11]" office:value-type="float" office:value="8388608" calcext:value-type="float">
            <text:p>8,388,608</text:p>
          </table:table-cell>
          <table:table-cell table:style-name="ce25" table:formula="of:=[CPPRAW.P11]/[.$A11]" office:value-type="float" office:value="102.568745853566" calcext:value-type="float">
            <text:p>102.56875</text:p>
          </table:table-cell>
          <table:table-cell table:style-name="ce25" table:formula="of:=[CPPRAW.R11]/[.$A11]" office:value-type="float" office:value="69.1107276154404" calcext:value-type="float">
            <text:p>69.11073</text:p>
          </table:table-cell>
          <table:table-cell table:style-name="ce25" table:formula="of:=[CPPRAW.W11]/[.$A11]" office:value-type="float" office:value="2.84245628837887" calcext:value-type="float">
            <text:p>2.84246</text:p>
          </table:table-cell>
          <table:table-cell table:style-name="ce25" table:formula="of:=[CPPRAW.Y11]/[.$A11]" office:value-type="float" office:value="8.73745053727622" calcext:value-type="float">
            <text:p>8.73745</text:p>
          </table:table-cell>
          <table:table-cell table:style-name="ce29" table:formula="of:=[CPPRAW.Q11]/[.$A11]" office:value-type="float" office:value="1.200967542758" calcext:value-type="float">
            <text:p>1.20097</text:p>
          </table:table-cell>
          <table:table-cell table:style-name="ce25" table:formula="of:=[CPPRAW.S11]/[.$A11]" office:value-type="float" office:value="1.34110976473867" calcext:value-type="float">
            <text:p>1.34111</text:p>
          </table:table-cell>
          <table:table-cell table:style-name="ce25" table:formula="of:=[CPPRAW.X11]/[.$A11]" office:value-type="float" office:value="0.0464072418810326" calcext:value-type="float">
            <text:p>0.04641</text:p>
          </table:table-cell>
          <table:table-cell table:style-name="ce25" table:formula="of:=[CPPRAW.Z11]/[.$A11]" office:value-type="float" office:value="0.112647247633464" calcext:value-type="float">
            <text:p>0.11265</text:p>
          </table:table-cell>
          <table:table-cell/>
          <table:table-cell table:style-name="ce25" table:formula="of:=[CPPRAW.N11]/[.$A11]" office:value-type="float" office:value="0.00000541787546117227" calcext:value-type="float">
            <text:p>0.00001</text:p>
          </table:table-cell>
          <table:table-cell table:style-name="ce25" table:formula="of:=[CPPRAW.U11]/[.$A11]" office:value-type="float" office:value="0.0000055765728136981" calcext:value-type="float">
            <text:p>0.00001</text:p>
          </table:table-cell>
          <table:table-cell table:style-name="ce25" table:formula="of:=[CPPRAW.O11]/[.$A11]" office:value-type="float" office:value="0.0000177869690364168" calcext:value-type="float">
            <text:p>0.00002</text:p>
          </table:table-cell>
          <table:table-cell table:style-name="ce25" table:formula="of:=[CPPRAW.V11]/[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01.954257895941" calcext:value-type="float">
            <text:p>101.95</text:p>
          </table:table-cell>
          <table:table-cell table:style-name="ce26" table:formula="of:=[.$C2]-[.$G2]" office:value-type="float" office:value="96.0835501852163" calcext:value-type="float">
            <text:p>96.08</text:p>
          </table:table-cell>
          <table:table-cell table:style-name="ce26" table:formula="of:=[.$C2]+[.$G2]" office:value-type="float" office:value="107.824965606667" calcext:value-type="float">
            <text:p>107.82</text:p>
          </table:table-cell>
          <table:table-cell table:style-name="ce26" table:formula="of:=[.D2]" office:value-type="float" office:value="67.7816391707354" calcext:value-type="float">
            <text:p>67.78</text:p>
          </table:table-cell>
          <table:table-cell table:style-name="ce26" table:formula="of:=[.$D2]-[.$H2]" office:value-type="float" office:value="61.5581825626158" calcext:value-type="float">
            <text:p>61.56</text:p>
          </table:table-cell>
          <table:table-cell table:style-name="ce26" table:formula="of:=[.$D2]+[.$H2]" office:value-type="float" office:value="74.005095778855" calcext:value-type="float">
            <text:p>74.01</text:p>
          </table:table-cell>
          <table:table-cell table:style-name="ce22" table:formula="of:=[.E2]" office:value-type="float" office:value="2.58372940189197" calcext:value-type="float">
            <text:p>2.58373</text:p>
          </table:table-cell>
          <table:table-cell table:style-name="ce26" table:formula="of:=[.$E2]-[.$I2]" office:value-type="float" office:value="2.11582740082246" calcext:value-type="float">
            <text:p>2.12</text:p>
          </table:table-cell>
          <table:table-cell table:style-name="ce26" table:formula="of:=[.$E2]+[.$I2]" office:value-type="float" office:value="3.05163140296149" calcext:value-type="float">
            <text:p>3.05</text:p>
          </table:table-cell>
          <table:table-cell table:style-name="ce22" table:formula="of:=[.F2]" office:value-type="float" office:value="8.28015400900214" calcext:value-type="float">
            <text:p>8.28015</text:p>
          </table:table-cell>
          <table:table-cell table:style-name="ce26" table:formula="of:=[.$F2]-[.$J2]" office:value-type="float" office:value="7.11738480053543" calcext:value-type="float">
            <text:p>7.12</text:p>
          </table:table-cell>
          <table:table-cell table:style-name="ce26" table:formula="of:=[.$F2]+[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03.399530421514" calcext:value-type="float">
            <text:p>103.40</text:p>
          </table:table-cell>
          <table:table-cell table:style-name="ce26" table:formula="of:=[.$C3]-[.$G3]" office:value-type="float" office:value="93.8565371630262" calcext:value-type="float">
            <text:p>93.86</text:p>
          </table:table-cell>
          <table:table-cell table:style-name="ce26" table:formula="of:=[.$C3]+[.$G3]" office:value-type="float" office:value="112.942523680003" calcext:value-type="float">
            <text:p>112.94</text:p>
          </table:table-cell>
          <table:table-cell table:style-name="ce26" table:formula="of:=[.D3]" office:value-type="float" office:value="69.2127799446882" calcext:value-type="float">
            <text:p>69.21</text:p>
          </table:table-cell>
          <table:table-cell table:style-name="ce26" table:formula="of:=[.$D3]-[.$H3]" office:value-type="float" office:value="65.2038604519075" calcext:value-type="float">
            <text:p>65.20</text:p>
          </table:table-cell>
          <table:table-cell table:style-name="ce26" table:formula="of:=[.$D3]+[.$H3]" office:value-type="float" office:value="73.2216994374688" calcext:value-type="float">
            <text:p>73.22</text:p>
          </table:table-cell>
          <table:table-cell table:style-name="ce22" table:formula="of:=[.E3]" office:value-type="float" office:value="2.77122253480832" calcext:value-type="float">
            <text:p>2.77122</text:p>
          </table:table-cell>
          <table:table-cell table:style-name="ce26" table:formula="of:=[.$E3]-[.$I3]" office:value-type="float" office:value="2.4381067147797" calcext:value-type="float">
            <text:p>2.44</text:p>
          </table:table-cell>
          <table:table-cell table:style-name="ce26" table:formula="of:=[.$E3]+[.$I3]" office:value-type="float" office:value="3.10433835483693" calcext:value-type="float">
            <text:p>3.10</text:p>
          </table:table-cell>
          <table:table-cell table:style-name="ce22" table:formula="of:=[.F3]" office:value-type="float" office:value="8.42064133129887" calcext:value-type="float">
            <text:p>8.42064</text:p>
          </table:table-cell>
          <table:table-cell table:style-name="ce26" table:formula="of:=[.$F3]-[.$J3]" office:value-type="float" office:value="7.42246575703854" calcext:value-type="float">
            <text:p>7.42</text:p>
          </table:table-cell>
          <table:table-cell table:style-name="ce26" table:formula="of:=[.$F3]+[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03.26242942837" calcext:value-type="float">
            <text:p>103.26</text:p>
          </table:table-cell>
          <table:table-cell table:style-name="ce26" table:formula="of:=[.$C4]-[.$G4]" office:value-type="float" office:value="98.4891527415228" calcext:value-type="float">
            <text:p>98.49</text:p>
          </table:table-cell>
          <table:table-cell table:style-name="ce26" table:formula="of:=[.$C4]+[.$G4]" office:value-type="float" office:value="108.035706115217" calcext:value-type="float">
            <text:p>108.04</text:p>
          </table:table-cell>
          <table:table-cell table:style-name="ce26" table:formula="of:=[.D4]" office:value-type="float" office:value="70.4070533006542" calcext:value-type="float">
            <text:p>70.41</text:p>
          </table:table-cell>
          <table:table-cell table:style-name="ce26" table:formula="of:=[.$D4]-[.$H4]" office:value-type="float" office:value="63.9784476557722" calcext:value-type="float">
            <text:p>63.98</text:p>
          </table:table-cell>
          <table:table-cell table:style-name="ce26" table:formula="of:=[.$D4]+[.$H4]" office:value-type="float" office:value="76.8356589455362" calcext:value-type="float">
            <text:p>76.84</text:p>
          </table:table-cell>
          <table:table-cell table:style-name="ce22" table:formula="of:=[.E4]" office:value-type="float" office:value="2.69390821396555" calcext:value-type="float">
            <text:p>2.69391</text:p>
          </table:table-cell>
          <table:table-cell table:style-name="ce26" table:formula="of:=[.$E4]-[.$I4]" office:value-type="float" office:value="2.26851621105729" calcext:value-type="float">
            <text:p>2.27</text:p>
          </table:table-cell>
          <table:table-cell table:style-name="ce26" table:formula="of:=[.$E4]+[.$I4]" office:value-type="float" office:value="3.11930021687382" calcext:value-type="float">
            <text:p>3.12</text:p>
          </table:table-cell>
          <table:table-cell table:style-name="ce22" table:formula="of:=[.F4]" office:value-type="float" office:value="8.50984421789468" calcext:value-type="float">
            <text:p>8.50984</text:p>
          </table:table-cell>
          <table:table-cell table:style-name="ce26" table:formula="of:=[.$F4]-[.$J4]" office:value-type="float" office:value="7.70003217573726" calcext:value-type="float">
            <text:p>7.70</text:p>
          </table:table-cell>
          <table:table-cell table:style-name="ce26" table:formula="of:=[.$F4]+[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03.868158950676" calcext:value-type="float">
            <text:p>103.87</text:p>
          </table:table-cell>
          <table:table-cell table:style-name="ce26" table:formula="of:=[.$C5]-[.$G5]" office:value-type="float" office:value="95.7938096441282" calcext:value-type="float">
            <text:p>95.79</text:p>
          </table:table-cell>
          <table:table-cell table:style-name="ce26" table:formula="of:=[.$C5]+[.$G5]" office:value-type="float" office:value="111.942508257224" calcext:value-type="float">
            <text:p>111.94</text:p>
          </table:table-cell>
          <table:table-cell table:style-name="ce26" table:formula="of:=[.D5]" office:value-type="float" office:value="69.4214155572298" calcext:value-type="float">
            <text:p>69.42</text:p>
          </table:table-cell>
          <table:table-cell table:style-name="ce26" table:formula="of:=[.$D5]-[.$H5]" office:value-type="float" office:value="65.1584239347059" calcext:value-type="float">
            <text:p>65.16</text:p>
          </table:table-cell>
          <table:table-cell table:style-name="ce26" table:formula="of:=[.$D5]+[.$H5]" office:value-type="float" office:value="73.6844071797537" calcext:value-type="float">
            <text:p>73.68</text:p>
          </table:table-cell>
          <table:table-cell table:style-name="ce22" table:formula="of:=[.E5]" office:value-type="float" office:value="2.69058403984436" calcext:value-type="float">
            <text:p>2.69058</text:p>
          </table:table-cell>
          <table:table-cell table:style-name="ce26" table:formula="of:=[.$E5]-[.$I5]" office:value-type="float" office:value="2.36225843595148" calcext:value-type="float">
            <text:p>2.36</text:p>
          </table:table-cell>
          <table:table-cell table:style-name="ce26" table:formula="of:=[.$E5]+[.$I5]" office:value-type="float" office:value="3.01890964373724" calcext:value-type="float">
            <text:p>3.02</text:p>
          </table:table-cell>
          <table:table-cell table:style-name="ce22" table:formula="of:=[.F5]" office:value-type="float" office:value="8.46755106906483" calcext:value-type="float">
            <text:p>8.46755</text:p>
          </table:table-cell>
          <table:table-cell table:style-name="ce26" table:formula="of:=[.$F5]-[.$J5]" office:value-type="float" office:value="8.06048977844133" calcext:value-type="float">
            <text:p>8.06</text:p>
          </table:table-cell>
          <table:table-cell table:style-name="ce26" table:formula="of:=[.$F5]+[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08.681223201854" calcext:value-type="float">
            <text:p>108.68</text:p>
          </table:table-cell>
          <table:table-cell table:style-name="ce26" table:formula="of:=[.$C6]-[.$G6]" office:value-type="float" office:value="84.1368412608431" calcext:value-type="float">
            <text:p>84.14</text:p>
          </table:table-cell>
          <table:table-cell table:style-name="ce26" table:formula="of:=[.$C6]+[.$G6]" office:value-type="float" office:value="133.225605142865" calcext:value-type="float">
            <text:p>133.23</text:p>
          </table:table-cell>
          <table:table-cell table:style-name="ce26" table:formula="of:=[.D6]" office:value-type="float" office:value="70.9010858792367" calcext:value-type="float">
            <text:p>70.90</text:p>
          </table:table-cell>
          <table:table-cell table:style-name="ce26" table:formula="of:=[.$D6]-[.$H6]" office:value-type="float" office:value="61.6278512473868" calcext:value-type="float">
            <text:p>61.63</text:p>
          </table:table-cell>
          <table:table-cell table:style-name="ce26" table:formula="of:=[.$D6]+[.$H6]" office:value-type="float" office:value="80.1743205110866" calcext:value-type="float">
            <text:p>80.17</text:p>
          </table:table-cell>
          <table:table-cell table:style-name="ce22" table:formula="of:=[.E6]" office:value-type="float" office:value="2.71297200738141" calcext:value-type="float">
            <text:p>2.71297</text:p>
          </table:table-cell>
          <table:table-cell table:style-name="ce26" table:formula="of:=[.$E6]-[.$I6]" office:value-type="float" office:value="2.41795553716822" calcext:value-type="float">
            <text:p>2.42</text:p>
          </table:table-cell>
          <table:table-cell table:style-name="ce26" table:formula="of:=[.$E6]+[.$I6]" office:value-type="float" office:value="3.0079884775946" calcext:value-type="float">
            <text:p>3.01</text:p>
          </table:table-cell>
          <table:table-cell table:style-name="ce22" table:formula="of:=[.F6]" office:value-type="float" office:value="8.57265167536096" calcext:value-type="float">
            <text:p>8.57265</text:p>
          </table:table-cell>
          <table:table-cell table:style-name="ce26" table:formula="of:=[.$F6]-[.$J6]" office:value-type="float" office:value="8.00026903599074" calcext:value-type="float">
            <text:p>8.00</text:p>
          </table:table-cell>
          <table:table-cell table:style-name="ce26" table:formula="of:=[.$F6]+[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05.507622800294" calcext:value-type="float">
            <text:p>105.51</text:p>
          </table:table-cell>
          <table:table-cell table:style-name="ce26" table:formula="of:=[.$C7]-[.$G7]" office:value-type="float" office:value="96.1365902914118" calcext:value-type="float">
            <text:p>96.14</text:p>
          </table:table-cell>
          <table:table-cell table:style-name="ce26" table:formula="of:=[.$C7]+[.$G7]" office:value-type="float" office:value="114.878655309176" calcext:value-type="float">
            <text:p>114.88</text:p>
          </table:table-cell>
          <table:table-cell table:style-name="ce26" table:formula="of:=[.D7]" office:value-type="float" office:value="70.731368607113" calcext:value-type="float">
            <text:p>70.73</text:p>
          </table:table-cell>
          <table:table-cell table:style-name="ce26" table:formula="of:=[.$D7]-[.$H7]" office:value-type="float" office:value="63.8509328624546" calcext:value-type="float">
            <text:p>63.85</text:p>
          </table:table-cell>
          <table:table-cell table:style-name="ce26" table:formula="of:=[.$D7]+[.$H7]" office:value-type="float" office:value="77.6118043517713" calcext:value-type="float">
            <text:p>77.61</text:p>
          </table:table-cell>
          <table:table-cell table:style-name="ce22" table:formula="of:=[.E7]" office:value-type="float" office:value="2.76891774511183" calcext:value-type="float">
            <text:p>2.76892</text:p>
          </table:table-cell>
          <table:table-cell table:style-name="ce26" table:formula="of:=[.$E7]-[.$I7]" office:value-type="float" office:value="2.56500540249391" calcext:value-type="float">
            <text:p>2.57</text:p>
          </table:table-cell>
          <table:table-cell table:style-name="ce26" table:formula="of:=[.$E7]+[.$I7]" office:value-type="float" office:value="2.97283008772975" calcext:value-type="float">
            <text:p>2.97</text:p>
          </table:table-cell>
          <table:table-cell table:style-name="ce22" table:formula="of:=[.F7]" office:value-type="float" office:value="8.8032069637199" calcext:value-type="float">
            <text:p>8.80321</text:p>
          </table:table-cell>
          <table:table-cell table:style-name="ce26" table:formula="of:=[.$F7]-[.$J7]" office:value-type="float" office:value="8.44925603687563" calcext:value-type="float">
            <text:p>8.45</text:p>
          </table:table-cell>
          <table:table-cell table:style-name="ce26" table:formula="of:=[.$F7]+[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04.874398847068" calcext:value-type="float">
            <text:p>104.87</text:p>
          </table:table-cell>
          <table:table-cell table:style-name="ce26" table:formula="of:=[.$C8]-[.$G8]" office:value-type="float" office:value="97.7074520522543" calcext:value-type="float">
            <text:p>97.71</text:p>
          </table:table-cell>
          <table:table-cell table:style-name="ce26" table:formula="of:=[.$C8]+[.$G8]" office:value-type="float" office:value="112.041345641881" calcext:value-type="float">
            <text:p>112.04</text:p>
          </table:table-cell>
          <table:table-cell table:style-name="ce26" table:formula="of:=[.D8]" office:value-type="float" office:value="69.544767686482" calcext:value-type="float">
            <text:p>69.54</text:p>
          </table:table-cell>
          <table:table-cell table:style-name="ce26" table:formula="of:=[.$D8]-[.$H8]" office:value-type="float" office:value="66.1953485547897" calcext:value-type="float">
            <text:p>66.20</text:p>
          </table:table-cell>
          <table:table-cell table:style-name="ce26" table:formula="of:=[.$D8]+[.$H8]" office:value-type="float" office:value="72.8941868181743" calcext:value-type="float">
            <text:p>72.89</text:p>
          </table:table-cell>
          <table:table-cell table:style-name="ce22" table:formula="of:=[.E8]" office:value-type="float" office:value="2.83955989877942" calcext:value-type="float">
            <text:p>2.83956</text:p>
          </table:table-cell>
          <table:table-cell table:style-name="ce26" table:formula="of:=[.$E8]-[.$I8]" office:value-type="float" office:value="2.705590344795" calcext:value-type="float">
            <text:p>2.71</text:p>
          </table:table-cell>
          <table:table-cell table:style-name="ce26" table:formula="of:=[.$E8]+[.$I8]" office:value-type="float" office:value="2.97352945276383" calcext:value-type="float">
            <text:p>2.97</text:p>
          </table:table-cell>
          <table:table-cell table:style-name="ce22" table:formula="of:=[.F8]" office:value-type="float" office:value="8.70670298476148" calcext:value-type="float">
            <text:p>8.70670</text:p>
          </table:table-cell>
          <table:table-cell table:style-name="ce26" table:formula="of:=[.$F8]-[.$J8]" office:value-type="float" office:value="8.48222429292387" calcext:value-type="float">
            <text:p>8.48</text:p>
          </table:table-cell>
          <table:table-cell table:style-name="ce26" table:formula="of:=[.$F8]+[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04.029862003359" calcext:value-type="float">
            <text:p>104.03</text:p>
          </table:table-cell>
          <table:table-cell table:style-name="ce26" table:formula="of:=[.$C9]-[.$G9]" office:value-type="float" office:value="100.008005324265" calcext:value-type="float">
            <text:p>100.01</text:p>
          </table:table-cell>
          <table:table-cell table:style-name="ce26" table:formula="of:=[.$C9]+[.$G9]" office:value-type="float" office:value="108.051718682453" calcext:value-type="float">
            <text:p>108.05</text:p>
          </table:table-cell>
          <table:table-cell table:style-name="ce26" table:formula="of:=[.D9]" office:value-type="float" office:value="69.6571523261899" calcext:value-type="float">
            <text:p>69.66</text:p>
          </table:table-cell>
          <table:table-cell table:style-name="ce26" table:formula="of:=[.$D9]-[.$H9]" office:value-type="float" office:value="66.7847883516215" calcext:value-type="float">
            <text:p>66.78</text:p>
          </table:table-cell>
          <table:table-cell table:style-name="ce26" table:formula="of:=[.$D9]+[.$H9]" office:value-type="float" office:value="72.5295163007584" calcext:value-type="float">
            <text:p>72.53</text:p>
          </table:table-cell>
          <table:table-cell table:style-name="ce22" table:formula="of:=[.E9]" office:value-type="float" office:value="2.89041902204298" calcext:value-type="float">
            <text:p>2.89042</text:p>
          </table:table-cell>
          <table:table-cell table:style-name="ce26" table:formula="of:=[.$E9]-[.$I9]" office:value-type="float" office:value="2.70308359987593" calcext:value-type="float">
            <text:p>2.70</text:p>
          </table:table-cell>
          <table:table-cell table:style-name="ce26" table:formula="of:=[.$E9]+[.$I9]" office:value-type="float" office:value="3.07775444421004" calcext:value-type="float">
            <text:p>3.08</text:p>
          </table:table-cell>
          <table:table-cell table:style-name="ce22" table:formula="of:=[.F9]" office:value-type="float" office:value="8.74055674822766" calcext:value-type="float">
            <text:p>8.74056</text:p>
          </table:table-cell>
          <table:table-cell table:style-name="ce26" table:formula="of:=[.$F9]-[.$J9]" office:value-type="float" office:value="8.61209265560311" calcext:value-type="float">
            <text:p>8.61</text:p>
          </table:table-cell>
          <table:table-cell table:style-name="ce26" table:formula="of:=[.$F9]+[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02.937371630997" calcext:value-type="float">
            <text:p>102.94</text:p>
          </table:table-cell>
          <table:table-cell table:style-name="ce26" table:formula="of:=[.$C10]-[.$G10]" office:value-type="float" office:value="100.496949021567" calcext:value-type="float">
            <text:p>100.50</text:p>
          </table:table-cell>
          <table:table-cell table:style-name="ce26" table:formula="of:=[.$C10]+[.$G10]" office:value-type="float" office:value="105.377794240428" calcext:value-type="float">
            <text:p>105.38</text:p>
          </table:table-cell>
          <table:table-cell table:style-name="ce26" table:formula="of:=[.D10]" office:value-type="float" office:value="70.5866115754726" calcext:value-type="float">
            <text:p>70.59</text:p>
          </table:table-cell>
          <table:table-cell table:style-name="ce26" table:formula="of:=[.$D10]-[.$H10]" office:value-type="float" office:value="68.6898721294122" calcext:value-type="float">
            <text:p>68.69</text:p>
          </table:table-cell>
          <table:table-cell table:style-name="ce26" table:formula="of:=[.$D10]+[.$H10]" office:value-type="float" office:value="72.4833510215329" calcext:value-type="float">
            <text:p>72.48</text:p>
          </table:table-cell>
          <table:table-cell table:style-name="ce22" table:formula="of:=[.E10]" office:value-type="float" office:value="2.8408965065428" calcext:value-type="float">
            <text:p>2.84090</text:p>
          </table:table-cell>
          <table:table-cell table:style-name="ce26" table:formula="of:=[.$E10]-[.$I10]" office:value-type="float" office:value="2.72954309609277" calcext:value-type="float">
            <text:p>2.73</text:p>
          </table:table-cell>
          <table:table-cell table:style-name="ce26" table:formula="of:=[.$E10]+[.$I10]" office:value-type="float" office:value="2.95224991699283" calcext:value-type="float">
            <text:p>2.95</text:p>
          </table:table-cell>
          <table:table-cell table:style-name="ce22" table:formula="of:=[.F10]" office:value-type="float" office:value="8.74903186955288" calcext:value-type="float">
            <text:p>8.74903</text:p>
          </table:table-cell>
          <table:table-cell table:style-name="ce26" table:formula="of:=[.$F10]-[.$J10]" office:value-type="float" office:value="8.679350603527" calcext:value-type="float">
            <text:p>8.68</text:p>
          </table:table-cell>
          <table:table-cell table:style-name="ce26" table:formula="of:=[.$F10]+[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02.568745853566" calcext:value-type="float">
            <text:p>102.57</text:p>
          </table:table-cell>
          <table:table-cell table:style-name="ce26" table:formula="of:=[.$C11]-[.$G11]" office:value-type="float" office:value="101.367778310808" calcext:value-type="float">
            <text:p>101.37</text:p>
          </table:table-cell>
          <table:table-cell table:style-name="ce26" table:formula="of:=[.$C11]+[.$G11]" office:value-type="float" office:value="103.769713396324" calcext:value-type="float">
            <text:p>103.77</text:p>
          </table:table-cell>
          <table:table-cell table:style-name="ce26" table:formula="of:=[.D11]" office:value-type="float" office:value="69.1107276154404" calcext:value-type="float">
            <text:p>69.11</text:p>
          </table:table-cell>
          <table:table-cell table:style-name="ce26" table:formula="of:=[.$D11]-[.$H11]" office:value-type="float" office:value="67.7696178507017" calcext:value-type="float">
            <text:p>67.77</text:p>
          </table:table-cell>
          <table:table-cell table:style-name="ce26" table:formula="of:=[.$D11]+[.$H11]" office:value-type="float" office:value="70.4518373801791" calcext:value-type="float">
            <text:p>70.45</text:p>
          </table:table-cell>
          <table:table-cell table:style-name="ce22" table:formula="of:=[.E11]" office:value-type="float" office:value="2.84245628837887" calcext:value-type="float">
            <text:p>2.84246</text:p>
          </table:table-cell>
          <table:table-cell table:style-name="ce26" table:formula="of:=[.$E11]-[.$I11]" office:value-type="float" office:value="2.79604904649784" calcext:value-type="float">
            <text:p>2.80</text:p>
          </table:table-cell>
          <table:table-cell table:style-name="ce26" table:formula="of:=[.$E11]+[.$I11]" office:value-type="float" office:value="2.8888635302599" calcext:value-type="float">
            <text:p>2.89</text:p>
          </table:table-cell>
          <table:table-cell table:style-name="ce22" table:formula="of:=[.F11]" office:value-type="float" office:value="8.73745053727622" calcext:value-type="float">
            <text:p>8.73745</text:p>
          </table:table-cell>
          <table:table-cell table:style-name="ce26" table:formula="of:=[.$F11]-[.$J11]" office:value-type="float" office:value="8.62480328964276" calcext:value-type="float">
            <text:p>8.62</text:p>
          </table:table-cell>
          <table:table-cell table:style-name="ce26" table:formula="of:=[.$F11]+[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hot_201_101" calcext:value-type="string">
            <text:p>mult_big_vector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no_out_hot_201_101" calcext:value-type="string">
            <text:p>mult_big_vector_no_out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-------------------------_201_101" calcext:value-type="string">
            <text:p>-------------------------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hot_64_32" calcext:value-type="string">
            <text:p>mult_big_vector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no_out_hot_64_32" calcext:value-type="string">
            <text:p>mult_big_vector_no_out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-------------------------_64_32" calcext:value-type="string">
            <text:p>-------------------------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202668.06625" calcext:value-type="float">
            <text:p>202668.06625</text:p>
          </table:table-cell>
          <table:table-cell table:style-name="ce13" table:formula="of:=INDIRECT(ADDRESS([.$I2];4))" office:value-type="float" office:value="19620.9502544594" calcext:value-type="float">
            <text:p>19620.9502544594</text:p>
          </table:table-cell>
          <table:table-cell table:style-name="ce17" table:formula="of:=INDIRECT(ADDRESS([.$I2]+1;3))" office:value-type="float" office:value="96520.29" calcext:value-type="float">
            <text:p>96520.29</text:p>
          </table:table-cell>
          <table:table-cell table:style-name="ce17" table:formula="of:=INDIRECT(ADDRESS([.$I2]+1;4))" office:value-type="float" office:value="9063.62577330941" calcext:value-type="float">
            <text:p>9063.6257733094</text:p>
          </table:table-cell>
          <table:table-cell table:style-name="ce13" table:formula="of:=INDIRECT(ADDRESS([.$I2]+2;3))" office:value-type="float" office:value="0" calcext:value-type="float">
            <text:p>0</text:p>
          </table:table-cell>
          <table:table-cell table:style-name="ce13" table:formula="of:=INDIRECT(ADDRESS([.$I2]+2;4))" office:value-type="float" office:value="0" calcext:value-type="float">
            <text:p>0</text:p>
          </table:table-cell>
          <table:table-cell/>
          <table:table-cell table:formula="of:=INDIRECT(ADDRESS([.$J2];3))" office:value-type="float" office:value="39175.19625" calcext:value-type="float">
            <text:p>39175.19625</text:p>
          </table:table-cell>
          <table:table-cell table:formula="of:=INDIRECT(ADDRESS([.$J2];4))" office:value-type="float" office:value="7800.70662231927" calcext:value-type="float">
            <text:p>7800.7066223193</text:p>
          </table:table-cell>
          <table:table-cell table:formula="of:=INDIRECT(ADDRESS([.$J2]+1;3))" office:value-type="float" office:value="98637.69375" calcext:value-type="float">
            <text:p>98637.69375</text:p>
          </table:table-cell>
          <table:table-cell table:formula="of:=INDIRECT(ADDRESS([.$J2]+1;4))" office:value-type="float" office:value="10424.7729998107" calcext:value-type="float">
            <text:p>10424.7729998107</text:p>
          </table:table-cell>
          <table:table-cell table:formula="of:=INDIRECT(ADDRESS([.$J2]+2;3))" office:value-type="float" office:value="0" calcext:value-type="float">
            <text:p>0</text:p>
          </table:table-cell>
          <table:table-cell table:formula="of:=INDIRECT(ADDRESS([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2]+3" office:value-type="float" office:value="4" calcext:value-type="float">
            <text:p>4</text:p>
          </table:table-cell>
          <table:table-cell table:formula="of:=[.J2]+3" office:value-type="float" office:value="48" calcext:value-type="float">
            <text:p>48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403344.905" calcext:value-type="float">
            <text:p>403344.905</text:p>
          </table:table-cell>
          <table:table-cell table:style-name="ce13" table:formula="of:=INDIRECT(ADDRESS([.$I3];4))" office:value-type="float" office:value="28850.6020076918" calcext:value-type="float">
            <text:p>28850.6020076918</text:p>
          </table:table-cell>
          <table:table-cell table:style-name="ce17" table:formula="of:=INDIRECT(ADDRESS([.$I3]+1;3))" office:value-type="float" office:value="204442.88375" calcext:value-type="float">
            <text:p>204442.88375</text:p>
          </table:table-cell>
          <table:table-cell table:style-name="ce17" table:formula="of:=INDIRECT(ADDRESS([.$I3]+1;4))" office:value-type="float" office:value="25621.7080091642" calcext:value-type="float">
            <text:p>25621.7080091642</text:p>
          </table:table-cell>
          <table:table-cell table:style-name="ce13" table:formula="of:=INDIRECT(ADDRESS([.$I3]+2;3))" office:value-type="float" office:value="0" calcext:value-type="float">
            <text:p>0</text:p>
          </table:table-cell>
          <table:table-cell table:style-name="ce13" table:formula="of:=INDIRECT(ADDRESS([.$I3]+2;4))" office:value-type="float" office:value="0" calcext:value-type="float">
            <text:p>0</text:p>
          </table:table-cell>
          <table:table-cell/>
          <table:table-cell table:formula="of:=INDIRECT(ADDRESS([.$J3];3))" office:value-type="float" office:value="74861.21875" calcext:value-type="float">
            <text:p>74861.21875</text:p>
          </table:table-cell>
          <table:table-cell table:formula="of:=INDIRECT(ADDRESS([.$J3];4))" office:value-type="float" office:value="7075.67326875373" calcext:value-type="float">
            <text:p>7075.6732687537</text:p>
          </table:table-cell>
          <table:table-cell table:formula="of:=INDIRECT(ADDRESS([.$J3]+1;3))" office:value-type="float" office:value="205441.95375" calcext:value-type="float">
            <text:p>205441.95375</text:p>
          </table:table-cell>
          <table:table-cell table:formula="of:=INDIRECT(ADDRESS([.$J3]+1;4))" office:value-type="float" office:value="22883.241873638" calcext:value-type="float">
            <text:p>22883.241873638</text:p>
          </table:table-cell>
          <table:table-cell table:formula="of:=INDIRECT(ADDRESS([.$J3]+2;3))" office:value-type="float" office:value="0" calcext:value-type="float">
            <text:p>0</text:p>
          </table:table-cell>
          <table:table-cell table:formula="of:=INDIRECT(ADDRESS([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.I3]+3" office:value-type="float" office:value="7" calcext:value-type="float">
            <text:p>7</text:p>
          </table:table-cell>
          <table:table-cell table:formula="of:=[.J3]+3" office:value-type="float" office:value="51" calcext:value-type="float">
            <text:p>51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809495.75625" calcext:value-type="float">
            <text:p>809495.75625</text:p>
          </table:table-cell>
          <table:table-cell table:style-name="ce13" table:formula="of:=INDIRECT(ADDRESS([.$I4];4))" office:value-type="float" office:value="53775.4903008398" calcext:value-type="float">
            <text:p>53775.4903008398</text:p>
          </table:table-cell>
          <table:table-cell table:style-name="ce17" table:formula="of:=INDIRECT(ADDRESS([.$I4]+1;3))" office:value-type="float" office:value="398111.49125" calcext:value-type="float">
            <text:p>398111.49125</text:p>
          </table:table-cell>
          <table:table-cell table:style-name="ce17" table:formula="of:=INDIRECT(ADDRESS([.$I4]+1;4))" office:value-type="float" office:value="29165.8306711526" calcext:value-type="float">
            <text:p>29165.8306711526</text:p>
          </table:table-cell>
          <table:table-cell table:style-name="ce13" table:formula="of:=INDIRECT(ADDRESS([.$I4]+2;3))" office:value-type="float" office:value="0" calcext:value-type="float">
            <text:p>0</text:p>
          </table:table-cell>
          <table:table-cell table:style-name="ce13" table:formula="of:=INDIRECT(ADDRESS([.$I4]+2;4))" office:value-type="float" office:value="0" calcext:value-type="float">
            <text:p>0</text:p>
          </table:table-cell>
          <table:table-cell/>
          <table:table-cell table:formula="of:=INDIRECT(ADDRESS([.$J4];3))" office:value-type="float" office:value="141172.61375" calcext:value-type="float">
            <text:p>141172.61375</text:p>
          </table:table-cell>
          <table:table-cell table:formula="of:=INDIRECT(ADDRESS([.$J4];4))" office:value-type="float" office:value="13288.6442445941" calcext:value-type="float">
            <text:p>13288.6442445941</text:p>
          </table:table-cell>
          <table:table-cell table:formula="of:=INDIRECT(ADDRESS([.$J4]+1;3))" office:value-type="float" office:value="396784.7075" calcext:value-type="float">
            <text:p>396784.7075</text:p>
          </table:table-cell>
          <table:table-cell table:formula="of:=INDIRECT(ADDRESS([.$J4]+1;4))" office:value-type="float" office:value="30473.4583199367" calcext:value-type="float">
            <text:p>30473.4583199367</text:p>
          </table:table-cell>
          <table:table-cell table:formula="of:=INDIRECT(ADDRESS([.$J4]+2;3))" office:value-type="float" office:value="0" calcext:value-type="float">
            <text:p>0</text:p>
          </table:table-cell>
          <table:table-cell table:formula="of:=INDIRECT(ADDRESS([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4]+3" office:value-type="float" office:value="10" calcext:value-type="float">
            <text:p>10</text:p>
          </table:table-cell>
          <table:table-cell table:formula="of:=[.J4]+3" office:value-type="float" office:value="54" calcext:value-type="float">
            <text:p>54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1657465.865" calcext:value-type="float">
            <text:p>1657465.865</text:p>
          </table:table-cell>
          <table:table-cell table:style-name="ce13" table:formula="of:=INDIRECT(ADDRESS([.$I5];4))" office:value-type="float" office:value="133297.320911391" calcext:value-type="float">
            <text:p>133297.320911391</text:p>
          </table:table-cell>
          <table:table-cell table:style-name="ce17" table:formula="of:=INDIRECT(ADDRESS([.$I5]+1;3))" office:value-type="float" office:value="801939.67625" calcext:value-type="float">
            <text:p>801939.67625</text:p>
          </table:table-cell>
          <table:table-cell table:style-name="ce17" table:formula="of:=INDIRECT(ADDRESS([.$I5]+1;4))" office:value-type="float" office:value="45166.1012075628" calcext:value-type="float">
            <text:p>45166.1012075628</text:p>
          </table:table-cell>
          <table:table-cell table:style-name="ce13" table:formula="of:=INDIRECT(ADDRESS([.$I5]+2;3))" office:value-type="float" office:value="0" calcext:value-type="float">
            <text:p>0</text:p>
          </table:table-cell>
          <table:table-cell table:style-name="ce13" table:formula="of:=INDIRECT(ADDRESS([.$I5]+2;4))" office:value-type="float" office:value="0" calcext:value-type="float">
            <text:p>0</text:p>
          </table:table-cell>
          <table:table-cell/>
          <table:table-cell table:formula="of:=INDIRECT(ADDRESS([.$J5];3))" office:value-type="float" office:value="291537.105" calcext:value-type="float">
            <text:p>291537.105</text:p>
          </table:table-cell>
          <table:table-cell table:formula="of:=INDIRECT(ADDRESS([.$J5];4))" office:value-type="float" office:value="36862.1967749185" calcext:value-type="float">
            <text:p>36862.1967749185</text:p>
          </table:table-cell>
          <table:table-cell table:formula="of:=INDIRECT(ADDRESS([.$J5]+1;3))" office:value-type="float" office:value="812832.01375" calcext:value-type="float">
            <text:p>812832.01375</text:p>
          </table:table-cell>
          <table:table-cell table:formula="of:=INDIRECT(ADDRESS([.$J5]+1;4))" office:value-type="float" office:value="70244.7786251667" calcext:value-type="float">
            <text:p>70244.7786251667</text:p>
          </table:table-cell>
          <table:table-cell table:formula="of:=INDIRECT(ADDRESS([.$J5]+2;3))" office:value-type="float" office:value="0" calcext:value-type="float">
            <text:p>0</text:p>
          </table:table-cell>
          <table:table-cell table:formula="of:=INDIRECT(ADDRESS([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5]+3" office:value-type="float" office:value="13" calcext:value-type="float">
            <text:p>13</text:p>
          </table:table-cell>
          <table:table-cell table:formula="of:=[.J5]+3" office:value-type="float" office:value="57" calcext:value-type="float">
            <text:p>57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3355500.0325" calcext:value-type="float">
            <text:p>3355500.0325</text:p>
          </table:table-cell>
          <table:table-cell table:style-name="ce13" table:formula="of:=INDIRECT(ADDRESS([.$I6];4))" office:value-type="float" office:value="203110.791958186" calcext:value-type="float">
            <text:p>203110.791958186</text:p>
          </table:table-cell>
          <table:table-cell table:style-name="ce17" table:formula="of:=INDIRECT(ADDRESS([.$I6]+1;3))" office:value-type="float" office:value="1677657.5325" calcext:value-type="float">
            <text:p>1677657.5325</text:p>
          </table:table-cell>
          <table:table-cell table:style-name="ce17" table:formula="of:=INDIRECT(ADDRESS([.$I6]+1;4))" office:value-type="float" office:value="137507.243344948" calcext:value-type="float">
            <text:p>137507.243344948</text:p>
          </table:table-cell>
          <table:table-cell table:style-name="ce13" table:formula="of:=INDIRECT(ADDRESS([.$I6]+2;3))" office:value-type="float" office:value="0" calcext:value-type="float">
            <text:p>0</text:p>
          </table:table-cell>
          <table:table-cell table:style-name="ce13" table:formula="of:=INDIRECT(ADDRESS([.$I6]+2;4))" office:value-type="float" office:value="0" calcext:value-type="float">
            <text:p>0</text:p>
          </table:table-cell>
          <table:table-cell/>
          <table:table-cell table:formula="of:=INDIRECT(ADDRESS([.$J6];3))" office:value-type="float" office:value="579289.48375" calcext:value-type="float">
            <text:p>579289.48375</text:p>
          </table:table-cell>
          <table:table-cell table:formula="of:=INDIRECT(ADDRESS([.$J6];4))" office:value-type="float" office:value="50378.8733768992" calcext:value-type="float">
            <text:p>50378.8733768992</text:p>
          </table:table-cell>
          <table:table-cell table:formula="of:=INDIRECT(ADDRESS([.$J6]+1;3))" office:value-type="float" office:value="1663063.335" calcext:value-type="float">
            <text:p>1663063.335</text:p>
          </table:table-cell>
          <table:table-cell table:formula="of:=INDIRECT(ADDRESS([.$J6]+1;4))" office:value-type="float" office:value="158648.95293448" calcext:value-type="float">
            <text:p>158648.95293448</text:p>
          </table:table-cell>
          <table:table-cell table:formula="of:=INDIRECT(ADDRESS([.$J6]+2;3))" office:value-type="float" office:value="0" calcext:value-type="float">
            <text:p>0</text:p>
          </table:table-cell>
          <table:table-cell table:formula="of:=INDIRECT(ADDRESS([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hot_201_101" calcext:value-type="string">
            <text:p>mult_big_vector_hot_201_101</text:p>
          </table:table-cell>
          <table:table-cell/>
          <table:table-cell table:formula="of:=[.I6]+3" office:value-type="float" office:value="16" calcext:value-type="float">
            <text:p>16</text:p>
          </table:table-cell>
          <table:table-cell table:formula="of:=[.J6]+3" office:value-type="float" office:value="60" calcext:value-type="float">
            <text:p>60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6685251.5925" calcext:value-type="float">
            <text:p>6685251.5925</text:p>
          </table:table-cell>
          <table:table-cell table:style-name="ce13" table:formula="of:=INDIRECT(ADDRESS([.$I7];4))" office:value-type="float" office:value="366658.302064596" calcext:value-type="float">
            <text:p>366658.302064596</text:p>
          </table:table-cell>
          <table:table-cell table:style-name="ce17" table:formula="of:=INDIRECT(ADDRESS([.$I7]+1;3))" office:value-type="float" office:value="3313597.47625" calcext:value-type="float">
            <text:p>3313597.47625</text:p>
          </table:table-cell>
          <table:table-cell table:style-name="ce17" table:formula="of:=INDIRECT(ADDRESS([.$I7]+1;4))" office:value-type="float" office:value="162239.753242854" calcext:value-type="float">
            <text:p>162239.753242854</text:p>
          </table:table-cell>
          <table:table-cell table:style-name="ce13" table:formula="of:=INDIRECT(ADDRESS([.$I7]+2;3))" office:value-type="float" office:value="0" calcext:value-type="float">
            <text:p>0</text:p>
          </table:table-cell>
          <table:table-cell table:style-name="ce13" table:formula="of:=INDIRECT(ADDRESS([.$I7]+2;4))" office:value-type="float" office:value="0" calcext:value-type="float">
            <text:p>0</text:p>
          </table:table-cell>
          <table:table-cell/>
          <table:table-cell table:formula="of:=INDIRECT(ADDRESS([.$J7];3))" office:value-type="float" office:value="1184464.82625" calcext:value-type="float">
            <text:p>1184464.82625</text:p>
          </table:table-cell>
          <table:table-cell table:formula="of:=INDIRECT(ADDRESS([.$J7];4))" office:value-type="float" office:value="94778.2636272754" calcext:value-type="float">
            <text:p>94778.2636272754</text:p>
          </table:table-cell>
          <table:table-cell table:formula="of:=INDIRECT(ADDRESS([.$J7]+1;3))" office:value-type="float" office:value="3304908.12125" calcext:value-type="float">
            <text:p>3304908.12125</text:p>
          </table:table-cell>
          <table:table-cell table:formula="of:=INDIRECT(ADDRESS([.$J7]+1;4))" office:value-type="float" office:value="144827.838768214" calcext:value-type="float">
            <text:p>144827.838768214</text:p>
          </table:table-cell>
          <table:table-cell table:formula="of:=INDIRECT(ADDRESS([.$J7]+2;3))" office:value-type="float" office:value="0" calcext:value-type="float">
            <text:p>0</text:p>
          </table:table-cell>
          <table:table-cell table:formula="of:=INDIRECT(ADDRESS([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.I7]+3" office:value-type="float" office:value="19" calcext:value-type="float">
            <text:p>19</text:p>
          </table:table-cell>
          <table:table-cell table:formula="of:=[.J7]+3" office:value-type="float" office:value="63" calcext:value-type="float">
            <text:p>63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13364400.5425" calcext:value-type="float">
            <text:p>13364400.5425</text:p>
          </table:table-cell>
          <table:table-cell table:style-name="ce13" table:formula="of:=INDIRECT(ADDRESS([.$I8];4))" office:value-type="float" office:value="628342.926467919" calcext:value-type="float">
            <text:p>628342.926467919</text:p>
          </table:table-cell>
          <table:table-cell table:style-name="ce17" table:formula="of:=INDIRECT(ADDRESS([.$I8]+1;3))" office:value-type="float" office:value="6621911.3125" calcext:value-type="float">
            <text:p>6621911.3125</text:p>
          </table:table-cell>
          <table:table-cell table:style-name="ce17" table:formula="of:=INDIRECT(ADDRESS([.$I8]+1;4))" office:value-type="float" office:value="265510.206058028" calcext:value-type="float">
            <text:p>265510.206058028</text:p>
          </table:table-cell>
          <table:table-cell table:style-name="ce13" table:formula="of:=INDIRECT(ADDRESS([.$I8]+2;3))" office:value-type="float" office:value="0" calcext:value-type="float">
            <text:p>0</text:p>
          </table:table-cell>
          <table:table-cell table:style-name="ce13" table:formula="of:=INDIRECT(ADDRESS([.$I8]+2;4))" office:value-type="float" office:value="0" calcext:value-type="float">
            <text:p>0</text:p>
          </table:table-cell>
          <table:table-cell/>
          <table:table-cell table:formula="of:=INDIRECT(ADDRESS([.$J8];3))" office:value-type="float" office:value="2406060.615" calcext:value-type="float">
            <text:p>2406060.615</text:p>
          </table:table-cell>
          <table:table-cell table:formula="of:=INDIRECT(ADDRESS([.$J8];4))" office:value-type="float" office:value="125873.573222028" calcext:value-type="float">
            <text:p>125873.573222028</text:p>
          </table:table-cell>
          <table:table-cell table:formula="of:=INDIRECT(ADDRESS([.$J8]+1;3))" office:value-type="float" office:value="6603731.79625" calcext:value-type="float">
            <text:p>6603731.79625</text:p>
          </table:table-cell>
          <table:table-cell table:formula="of:=INDIRECT(ADDRESS([.$J8]+1;4))" office:value-type="float" office:value="258672.158536984" calcext:value-type="float">
            <text:p>258672.158536984</text:p>
          </table:table-cell>
          <table:table-cell table:formula="of:=INDIRECT(ADDRESS([.$J8]+2;3))" office:value-type="float" office:value="0" calcext:value-type="float">
            <text:p>0</text:p>
          </table:table-cell>
          <table:table-cell table:formula="of:=INDIRECT(ADDRESS([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8]+3" office:value-type="float" office:value="22" calcext:value-type="float">
            <text:p>22</text:p>
          </table:table-cell>
          <table:table-cell table:formula="of:=[.J8]+3" office:value-type="float" office:value="66" calcext:value-type="float">
            <text:p>66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26679223.31125" calcext:value-type="float">
            <text:p>26679223.31125</text:p>
          </table:table-cell>
          <table:table-cell table:style-name="ce13" table:formula="of:=INDIRECT(ADDRESS([.$I9];4))" office:value-type="float" office:value="812990.380881913" calcext:value-type="float">
            <text:p>812990.380881913</text:p>
          </table:table-cell>
          <table:table-cell table:style-name="ce17" table:formula="of:=INDIRECT(ADDRESS([.$I9]+1;3))" office:value-type="float" office:value="13259123.00125" calcext:value-type="float">
            <text:p>13259123.00125</text:p>
          </table:table-cell>
          <table:table-cell table:style-name="ce17" table:formula="of:=INDIRECT(ADDRESS([.$I9]+1;4))" office:value-type="float" office:value="376153.256209371" calcext:value-type="float">
            <text:p>376153.256209371</text:p>
          </table:table-cell>
          <table:table-cell table:style-name="ce13" table:formula="of:=INDIRECT(ADDRESS([.$I9]+2;3))" office:value-type="float" office:value="0" calcext:value-type="float">
            <text:p>0</text:p>
          </table:table-cell>
          <table:table-cell table:style-name="ce13" table:formula="of:=INDIRECT(ADDRESS([.$I9]+2;4))" office:value-type="float" office:value="0" calcext:value-type="float">
            <text:p>0</text:p>
          </table:table-cell>
          <table:table-cell/>
          <table:table-cell table:formula="of:=INDIRECT(ADDRESS([.$J9];3))" office:value-type="float" office:value="4874342.125" calcext:value-type="float">
            <text:p>4874342.125</text:p>
          </table:table-cell>
          <table:table-cell table:formula="of:=INDIRECT(ADDRESS([.$J9];4))" office:value-type="float" office:value="208579.898742565" calcext:value-type="float">
            <text:p>208579.898742565</text:p>
          </table:table-cell>
          <table:table-cell table:formula="of:=INDIRECT(ADDRESS([.$J9]+1;3))" office:value-type="float" office:value="13214394.2125" calcext:value-type="float">
            <text:p>13214394.2125</text:p>
          </table:table-cell>
          <table:table-cell table:formula="of:=INDIRECT(ADDRESS([.$J9]+1;4))" office:value-type="float" office:value="376960.776326517" calcext:value-type="float">
            <text:p>376960.776326517</text:p>
          </table:table-cell>
          <table:table-cell table:formula="of:=INDIRECT(ADDRESS([.$J9]+2;3))" office:value-type="float" office:value="0" calcext:value-type="float">
            <text:p>0</text:p>
          </table:table-cell>
          <table:table-cell table:formula="of:=INDIRECT(ADDRESS([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3" office:value-type="float" office:value="25" calcext:value-type="float">
            <text:p>25</text:p>
          </table:table-cell>
          <table:table-cell table:formula="of:=[.J9]+3" office:value-type="float" office:value="69" calcext:value-type="float">
            <text:p>69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53673950.94" calcext:value-type="float">
            <text:p>53673950.94</text:p>
          </table:table-cell>
          <table:table-cell table:style-name="ce13" table:formula="of:=INDIRECT(ADDRESS([.$I10];4))" office:value-type="float" office:value="1554864.97827151" calcext:value-type="float">
            <text:p>1554864.97827151</text:p>
          </table:table-cell>
          <table:table-cell table:style-name="ce17" table:formula="of:=INDIRECT(ADDRESS([.$I10]+1;3))" office:value-type="float" office:value="27187012.865" calcext:value-type="float">
            <text:p>27187012.865</text:p>
          </table:table-cell>
          <table:table-cell table:style-name="ce17" table:formula="of:=INDIRECT(ADDRESS([.$I10]+1;4))" office:value-type="float" office:value="2323358.87399883" calcext:value-type="float">
            <text:p>2323358.87399883</text:p>
          </table:table-cell>
          <table:table-cell table:style-name="ce13" table:formula="of:=INDIRECT(ADDRESS([.$I10]+2;3))" office:value-type="float" office:value="0" calcext:value-type="float">
            <text:p>0</text:p>
          </table:table-cell>
          <table:table-cell table:style-name="ce13" table:formula="of:=INDIRECT(ADDRESS([.$I10]+2;4))" office:value-type="float" office:value="0" calcext:value-type="float">
            <text:p>0</text:p>
          </table:table-cell>
          <table:table-cell/>
          <table:table-cell table:formula="of:=INDIRECT(ADDRESS([.$J10];3))" office:value-type="float" office:value="9784493.78125" calcext:value-type="float">
            <text:p>9784493.78125</text:p>
          </table:table-cell>
          <table:table-cell table:formula="of:=INDIRECT(ADDRESS([.$J10];4))" office:value-type="float" office:value="471145.684066745" calcext:value-type="float">
            <text:p>471145.684066745</text:p>
          </table:table-cell>
          <table:table-cell table:formula="of:=INDIRECT(ADDRESS([.$J10]+1;3))" office:value-type="float" office:value="26662298.36625" calcext:value-type="float">
            <text:p>26662298.36625</text:p>
          </table:table-cell>
          <table:table-cell table:formula="of:=INDIRECT(ADDRESS([.$J10]+1;4))" office:value-type="float" office:value="924812.662065938" calcext:value-type="float">
            <text:p>924812.662065938</text:p>
          </table:table-cell>
          <table:table-cell table:formula="of:=INDIRECT(ADDRESS([.$J10]+2;3))" office:value-type="float" office:value="0" calcext:value-type="float">
            <text:p>0</text:p>
          </table:table-cell>
          <table:table-cell table:formula="of:=INDIRECT(ADDRESS([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3" office:value-type="float" office:value="28" calcext:value-type="float">
            <text:p>28</text:p>
          </table:table-cell>
          <table:table-cell table:formula="of:=[.J10]+3" office:value-type="float" office:value="72" calcext:value-type="float">
            <text:p>72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111836940.71125" calcext:value-type="float">
            <text:p>111836940.71125</text:p>
          </table:table-cell>
          <table:table-cell table:style-name="ce13" table:formula="of:=INDIRECT(ADDRESS([.$I11];4))" office:value-type="float" office:value="13574028.4915927" calcext:value-type="float">
            <text:p>13574028.4915927</text:p>
          </table:table-cell>
          <table:table-cell table:style-name="ce17" table:formula="of:=INDIRECT(ADDRESS([.$I11]+1;3))" office:value-type="float" office:value="70513901.2825" calcext:value-type="float">
            <text:p>70513901.2825</text:p>
          </table:table-cell>
          <table:table-cell table:style-name="ce17" table:formula="of:=INDIRECT(ADDRESS([.$I11]+1;4))" office:value-type="float" office:value="5469425.1055282" calcext:value-type="float">
            <text:p>5469425.1055282</text:p>
          </table:table-cell>
          <table:table-cell table:style-name="ce13" table:formula="of:=INDIRECT(ADDRESS([.$I11]+2;3))" office:value-type="float" office:value="0" calcext:value-type="float">
            <text:p>0</text:p>
          </table:table-cell>
          <table:table-cell table:style-name="ce13" table:formula="of:=INDIRECT(ADDRESS([.$I11]+2;4))" office:value-type="float" office:value="0" calcext:value-type="float">
            <text:p>0</text:p>
          </table:table-cell>
          <table:table-cell/>
          <table:table-cell table:formula="of:=INDIRECT(ADDRESS([.$J11];3))" office:value-type="float" office:value="19741957.76" calcext:value-type="float">
            <text:p>19741957.76</text:p>
          </table:table-cell>
          <table:table-cell table:formula="of:=INDIRECT(ADDRESS([.$J11];4))" office:value-type="float" office:value="860308.925865193" calcext:value-type="float">
            <text:p>860308.925865193</text:p>
          </table:table-cell>
          <table:table-cell table:formula="of:=INDIRECT(ADDRESS([.$J11]+1;3))" office:value-type="float" office:value="53283618.47" calcext:value-type="float">
            <text:p>53283618.47</text:p>
          </table:table-cell>
          <table:table-cell table:formula="of:=INDIRECT(ADDRESS([.$J11]+1;4))" office:value-type="float" office:value="1522117.70732292" calcext:value-type="float">
            <text:p>1522117.70732292</text:p>
          </table:table-cell>
          <table:table-cell table:formula="of:=INDIRECT(ADDRESS([.$J11]+2;3))" office:value-type="float" office:value="0" calcext:value-type="float">
            <text:p>0</text:p>
          </table:table-cell>
          <table:table-cell table:formula="of:=INDIRECT(ADDRESS([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16" table:default-cell-style-name="ce10"/>
        <table:table-column table:style-name="co17" table:default-cell-style-name="ce10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_Opt.O1]" office:value-type="string" office:string-value="stddev" calcext:value-type="string">
            <text:p>stddev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/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_Opt.L2]" office:value-type="float" office:value="13108" calcext:value-type="float">
            <text:p>13,108</text:p>
          </table:table-cell>
          <table:table-cell table:style-name="ce21" table:formula="of:=[CPPRAW_Opt.M2]" office:value-type="float" office:value="16384" calcext:value-type="float">
            <text:p>16,384</text:p>
          </table:table-cell>
          <table:table-cell table:style-name="ce25" table:formula="of:=[CPPRAW_Opt.N2]/[.$A2]" office:value-type="float" office:value="15.4614026739396" calcext:value-type="float">
            <text:p>15.46140</text:p>
          </table:table-cell>
          <table:table-cell table:style-name="ce25" table:formula="of:=[CPPRAW_Opt.P2]/[.$A2]" office:value-type="float" office:value="7.36346429661276" calcext:value-type="float">
            <text:p>7.36346</text:p>
          </table:table-cell>
          <table:table-cell table:style-name="ce25" table:formula="of:=[CPPRAW_Opt.U2]/[.$A2]" office:value-type="float" office:value="2.98864786771437" calcext:value-type="float">
            <text:p>2.98865</text:p>
          </table:table-cell>
          <table:table-cell table:style-name="ce25" table:formula="of:=[CPPRAW_Opt.W2]/[.$A2]" office:value-type="float" office:value="7.52499952319194" calcext:value-type="float">
            <text:p>7.52500</text:p>
          </table:table-cell>
          <table:table-cell table:style-name="ce29" table:formula="of:=[CPPRAW_Opt.O2]/[.$A2]" office:value-type="float" office:value="1.49686834409974" calcext:value-type="float">
            <text:p>1.49687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style-name="ce25" table:formula="of:=[#REF!]/[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3]" office:value-type="float" office:value="26215" calcext:value-type="float">
            <text:p>26,215</text:p>
          </table:table-cell>
          <table:table-cell table:style-name="ce21" table:formula="of:=[CPPRAW_Opt.M3]" office:value-type="float" office:value="32768" calcext:value-type="float">
            <text:p>32,768</text:p>
          </table:table-cell>
          <table:table-cell table:style-name="ce25" table:formula="of:=[CPPRAW_Opt.N3]/[.$A3]" office:value-type="float" office:value="15.3860349036811" calcext:value-type="float">
            <text:p>15.38603</text:p>
          </table:table-cell>
          <table:table-cell table:style-name="ce25" table:formula="of:=[CPPRAW_Opt.P3]/[.$A3]" office:value-type="float" office:value="7.79869859813084" calcext:value-type="float">
            <text:p>7.79870</text:p>
          </table:table-cell>
          <table:table-cell table:style-name="ce25" table:formula="of:=[CPPRAW_Opt.U3]/[.$A3]" office:value-type="float" office:value="2.85566350371924" calcext:value-type="float">
            <text:p>2.85566</text:p>
          </table:table-cell>
          <table:table-cell table:style-name="ce25" table:formula="of:=[CPPRAW_Opt.W3]/[.$A3]" office:value-type="float" office:value="7.83680922181957" calcext:value-type="float">
            <text:p>7.83681</text:p>
          </table:table-cell>
          <table:table-cell table:style-name="ce29" table:formula="of:=[CPPRAW_Opt.O3]/[.$A3]" office:value-type="float" office:value="1.10053793658943" calcext:value-type="float">
            <text:p>1.10054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style-name="ce25" table:formula="of:=[#REF!]/[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4]" office:value-type="float" office:value="52429" calcext:value-type="float">
            <text:p>52,429</text:p>
          </table:table-cell>
          <table:table-cell table:style-name="ce21" table:formula="of:=[CPPRAW_Opt.M4]" office:value-type="float" office:value="65536" calcext:value-type="float">
            <text:p>65,536</text:p>
          </table:table-cell>
          <table:table-cell table:style-name="ce25" table:formula="of:=[CPPRAW_Opt.N4]/[.$A4]" office:value-type="float" office:value="15.4398473411661" calcext:value-type="float">
            <text:p>15.43985</text:p>
          </table:table-cell>
          <table:table-cell table:style-name="ce25" table:formula="of:=[CPPRAW_Opt.P4]/[.$A4]" office:value-type="float" office:value="7.59334511911347" calcext:value-type="float">
            <text:p>7.59335</text:p>
          </table:table-cell>
          <table:table-cell table:style-name="ce25" table:formula="of:=[CPPRAW_Opt.U4]/[.$A4]" office:value-type="float" office:value="2.69264364664594" calcext:value-type="float">
            <text:p>2.69264</text:p>
          </table:table-cell>
          <table:table-cell table:style-name="ce25" table:formula="of:=[CPPRAW_Opt.W4]/[.$A4]" office:value-type="float" office:value="7.56803882393332" calcext:value-type="float">
            <text:p>7.56804</text:p>
          </table:table-cell>
          <table:table-cell table:style-name="ce29" table:formula="of:=[CPPRAW_Opt.O4]/[.$A4]" office:value-type="float" office:value="1.02568216637433" calcext:value-type="float">
            <text:p>1.02568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style-name="ce25" table:formula="of:=[#REF!]/[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5]" office:value-type="float" office:value="104858" calcext:value-type="float">
            <text:p>104,858</text:p>
          </table:table-cell>
          <table:table-cell table:style-name="ce21" table:formula="of:=[CPPRAW_Opt.M5]" office:value-type="float" office:value="131072" calcext:value-type="float">
            <text:p>131,072</text:p>
          </table:table-cell>
          <table:table-cell table:style-name="ce25" table:formula="of:=[CPPRAW_Opt.N5]/[.$A5]" office:value-type="float" office:value="15.8067659596788" calcext:value-type="float">
            <text:p>15.80677</text:p>
          </table:table-cell>
          <table:table-cell table:style-name="ce25" table:formula="of:=[CPPRAW_Opt.P5]/[.$A5]" office:value-type="float" office:value="7.64786355118351" calcext:value-type="float">
            <text:p>7.64786</text:p>
          </table:table-cell>
          <table:table-cell table:style-name="ce25" table:formula="of:=[CPPRAW_Opt.U5]/[.$A5]" office:value-type="float" office:value="2.78030388716168" calcext:value-type="float">
            <text:p>2.78030</text:p>
          </table:table-cell>
          <table:table-cell table:style-name="ce25" table:formula="of:=[CPPRAW_Opt.W5]/[.$A5]" office:value-type="float" office:value="7.75174058011787" calcext:value-type="float">
            <text:p>7.75174</text:p>
          </table:table-cell>
          <table:table-cell table:style-name="ce29" table:formula="of:=[CPPRAW_Opt.O5]/[.$A5]" office:value-type="float" office:value="1.27121746467977" calcext:value-type="float">
            <text:p>1.27122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style-name="ce25" table:formula="of:=[#REF!]/[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6]" office:value-type="float" office:value="209716" calcext:value-type="float">
            <text:p>209,716</text:p>
          </table:table-cell>
          <table:table-cell table:style-name="ce21" table:formula="of:=[CPPRAW_Opt.M6]" office:value-type="float" office:value="262144" calcext:value-type="float">
            <text:p>262,144</text:p>
          </table:table-cell>
          <table:table-cell table:style-name="ce25" table:formula="of:=[CPPRAW_Opt.N6]/[.$A6]" office:value-type="float" office:value="16.0002099625207" calcext:value-type="float">
            <text:p>16.00021</text:p>
          </table:table-cell>
          <table:table-cell table:style-name="ce25" table:formula="of:=[CPPRAW_Opt.P6]/[.$A6]" office:value-type="float" office:value="7.99966398605733" calcext:value-type="float">
            <text:p>7.99966</text:p>
          </table:table-cell>
          <table:table-cell table:style-name="ce25" table:formula="of:=[CPPRAW_Opt.U6]/[.$A6]" office:value-type="float" office:value="2.76225697490892" calcext:value-type="float">
            <text:p>2.76226</text:p>
          </table:table-cell>
          <table:table-cell table:style-name="ce25" table:formula="of:=[CPPRAW_Opt.W6]/[.$A6]" office:value-type="float" office:value="7.93007369490168" calcext:value-type="float">
            <text:p>7.93007</text:p>
          </table:table-cell>
          <table:table-cell table:style-name="ce29" table:formula="of:=[CPPRAW_Opt.O6]/[.$A6]" office:value-type="float" office:value="0.968504033827584" calcext:value-type="float">
            <text:p>0.96850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style-name="ce25" table:formula="of:=[#REF!]/[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7]" office:value-type="float" office:value="419431" calcext:value-type="float">
            <text:p>419,431</text:p>
          </table:table-cell>
          <table:table-cell table:style-name="ce21" table:formula="of:=[CPPRAW_Opt.M7]" office:value-type="float" office:value="524288" calcext:value-type="float">
            <text:p>524,288</text:p>
          </table:table-cell>
          <table:table-cell table:style-name="ce25" table:formula="of:=[CPPRAW_Opt.N7]/[.$A7]" office:value-type="float" office:value="15.9388590554823" calcext:value-type="float">
            <text:p>15.93886</text:p>
          </table:table-cell>
          <table:table-cell table:style-name="ce25" table:formula="of:=[CPPRAW_Opt.P7]/[.$A7]" office:value-type="float" office:value="7.9002207186641" calcext:value-type="float">
            <text:p>7.90022</text:p>
          </table:table-cell>
          <table:table-cell table:style-name="ce25" table:formula="of:=[CPPRAW_Opt.U7]/[.$A7]" office:value-type="float" office:value="2.823980168967" calcext:value-type="float">
            <text:p>2.82398</text:p>
          </table:table-cell>
          <table:table-cell table:style-name="ce25" table:formula="of:=[CPPRAW_Opt.W7]/[.$A7]" office:value-type="float" office:value="7.87950371157592" calcext:value-type="float">
            <text:p>7.87950</text:p>
          </table:table-cell>
          <table:table-cell table:style-name="ce29" table:formula="of:=[CPPRAW_Opt.O7]/[.$A7]" office:value-type="float" office:value="0.874180263415427" calcext:value-type="float">
            <text:p>0.87418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style-name="ce25" table:formula="of:=[#REF!]/[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8]" office:value-type="float" office:value="838861" calcext:value-type="float">
            <text:p>838,861</text:p>
          </table:table-cell>
          <table:table-cell table:style-name="ce21" table:formula="of:=[CPPRAW_Opt.M8]" office:value-type="float" office:value="1048576" calcext:value-type="float">
            <text:p>1,048,576</text:p>
          </table:table-cell>
          <table:table-cell table:style-name="ce25" table:formula="of:=[CPPRAW_Opt.N8]/[.$A8]" office:value-type="float" office:value="15.9316031410448" calcext:value-type="float">
            <text:p>15.93160</text:p>
          </table:table-cell>
          <table:table-cell table:style-name="ce25" table:formula="of:=[CPPRAW_Opt.P8]/[.$A8]" office:value-type="float" office:value="7.89393154825412" calcext:value-type="float">
            <text:p>7.89393</text:p>
          </table:table-cell>
          <table:table-cell table:style-name="ce25" table:formula="of:=[CPPRAW_Opt.U8]/[.$A8]" office:value-type="float" office:value="2.86824708145926" calcext:value-type="float">
            <text:p>2.86825</text:p>
          </table:table-cell>
          <table:table-cell table:style-name="ce25" table:formula="of:=[CPPRAW_Opt.W8]/[.$A8]" office:value-type="float" office:value="7.87225988125566" calcext:value-type="float">
            <text:p>7.87226</text:p>
          </table:table-cell>
          <table:table-cell table:style-name="ce29" table:formula="of:=[CPPRAW_Opt.O8]/[.$A8]" office:value-type="float" office:value="0.749042959999236" calcext:value-type="float">
            <text:p>0.74904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/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style-name="ce25" table:formula="of:=[#REF!]/[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9]" office:value-type="float" office:value="1677722" calcext:value-type="float">
            <text:p>1,677,722</text:p>
          </table:table-cell>
          <table:table-cell table:style-name="ce21" table:formula="of:=[CPPRAW_Opt.M9]" office:value-type="float" office:value="2097152" calcext:value-type="float">
            <text:p>2,097,152</text:p>
          </table:table-cell>
          <table:table-cell table:style-name="ce25" table:formula="of:=[CPPRAW_Opt.N9]/[.$A9]" office:value-type="float" office:value="15.902052492159" calcext:value-type="float">
            <text:p>15.90205</text:p>
          </table:table-cell>
          <table:table-cell table:style-name="ce25" table:formula="of:=[CPPRAW_Opt.P9]/[.$A9]" office:value-type="float" office:value="7.90305128099292" calcext:value-type="float">
            <text:p>7.90305</text:p>
          </table:table-cell>
          <table:table-cell table:style-name="ce25" table:formula="of:=[CPPRAW_Opt.U9]/[.$A9]" office:value-type="float" office:value="2.90533361605796" calcext:value-type="float">
            <text:p>2.90533</text:p>
          </table:table-cell>
          <table:table-cell table:style-name="ce25" table:formula="of:=[CPPRAW_Opt.W9]/[.$A9]" office:value-type="float" office:value="7.87639085170249" calcext:value-type="float">
            <text:p>7.87639</text:p>
          </table:table-cell>
          <table:table-cell table:style-name="ce29" table:formula="of:=[CPPRAW_Opt.O9]/[.$A9]" office:value-type="float" office:value="0.484579913049905" calcext:value-type="float">
            <text:p>0.48458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/>
          <table:table-cell table:style-name="ce25" table:formula="of:=[#REF!]/[.$A9]" office:value-type="string" office:string-value="" calcext:value-type="error">
            <text:p>#REF!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 table:style-name="ce25" table:formula="of:=[#REF!]/[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0]" office:value-type="float" office:value="3355444" calcext:value-type="float">
            <text:p>3,355,444</text:p>
          </table:table-cell>
          <table:table-cell table:style-name="ce21" table:formula="of:=[CPPRAW_Opt.M10]" office:value-type="float" office:value="4194304" calcext:value-type="float">
            <text:p>4,194,304</text:p>
          </table:table-cell>
          <table:table-cell table:style-name="ce25" table:formula="of:=[CPPRAW_Opt.N10]/[.$A10]" office:value-type="float" office:value="15.9960800835895" calcext:value-type="float">
            <text:p>15.99608</text:p>
          </table:table-cell>
          <table:table-cell table:style-name="ce25" table:formula="of:=[CPPRAW_Opt.P10]/[.$A10]" office:value-type="float" office:value="8.10235928985851" calcext:value-type="float">
            <text:p>8.10236</text:p>
          </table:table-cell>
          <table:table-cell table:style-name="ce25" table:formula="of:=[CPPRAW_Opt.U10]/[.$A10]" office:value-type="float" office:value="2.91600568546219" calcext:value-type="float">
            <text:p>2.91601</text:p>
          </table:table-cell>
          <table:table-cell table:style-name="ce25" table:formula="of:=[CPPRAW_Opt.W10]/[.$A10]" office:value-type="float" office:value="7.94598222060926" calcext:value-type="float">
            <text:p>7.94598</text:p>
          </table:table-cell>
          <table:table-cell table:style-name="ce29" table:formula="of:=[CPPRAW_Opt.O10]/[.$A10]" office:value-type="float" office:value="0.463385763038069" calcext:value-type="float">
            <text:p>0.46339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/>
          <table:table-cell table:style-name="ce25" table:formula="of:=[#REF!]/[.$A10]" office:value-type="string" office:string-value="" calcext:value-type="error">
            <text:p>#REF!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 table:style-name="ce25" table:formula="of:=[#REF!]/[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1]" office:value-type="float" office:value="6710887" calcext:value-type="float">
            <text:p>6,710,887</text:p>
          </table:table-cell>
          <table:table-cell table:style-name="ce21" table:formula="of:=[CPPRAW_Opt.M11]" office:value-type="float" office:value="8388608" calcext:value-type="float">
            <text:p>8,388,608</text:p>
          </table:table-cell>
          <table:table-cell table:style-name="ce25" table:formula="of:=[CPPRAW_Opt.N11]/[.$A11]" office:value-type="float" office:value="16.665001319684" calcext:value-type="float">
            <text:p>16.66500</text:p>
          </table:table-cell>
          <table:table-cell table:style-name="ce25" table:formula="of:=[CPPRAW_Opt.P11]/[.$A11]" office:value-type="float" office:value="10.5073891547421" calcext:value-type="float">
            <text:p>10.50739</text:p>
          </table:table-cell>
          <table:table-cell table:style-name="ce25" table:formula="of:=[CPPRAW_Opt.U11]/[.$A11]" office:value-type="float" office:value="2.94178068562323" calcext:value-type="float">
            <text:p>2.94178</text:p>
          </table:table-cell>
          <table:table-cell table:style-name="ce25" table:formula="of:=[CPPRAW_Opt.W11]/[.$A11]" office:value-type="float" office:value="7.93987716824914" calcext:value-type="float">
            <text:p>7.93988</text:p>
          </table:table-cell>
          <table:table-cell table:style-name="ce29" table:formula="of:=[CPPRAW_Opt.O11]/[.$A11]" office:value-type="float" office:value="2.02268768518867" calcext:value-type="float">
            <text:p>2.02269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/>
          <table:table-cell table:style-name="ce25" table:formula="of:=[#REF!]/[.$A11]" office:value-type="string" office:string-value="" calcext:value-type="error">
            <text:p>#REF!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 table:style-name="ce25" table:formula="of:=[#REF!]/[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5.4614026739396" calcext:value-type="float">
            <text:p>15.46</text:p>
          </table:table-cell>
          <table:table-cell table:style-name="ce26" table:formula="of:=[.$C2]-[.$G2]" office:value-type="float" office:value="13.9645343298398" calcext:value-type="float">
            <text:p>13.96</text:p>
          </table:table-cell>
          <table:table-cell table:style-name="ce26" table:formula="of:=[.$C2]+[.$G2]" office:value-type="float" office:value="16.9582710180393" calcext:value-type="float">
            <text:p>16.96</text:p>
          </table:table-cell>
          <table:table-cell table:style-name="ce26" table:formula="of:=[.D2]" office:value-type="float" office:value="7.36346429661276" calcext:value-type="float">
            <text:p>7.36</text:p>
          </table:table-cell>
          <table:table-cell table:style-name="ce26" table:formula="of:=[.$D2]-[.$H2]" office:value-type="string" office:string-value="" calcext:value-type="error">
            <text:p>#REF!</text:p>
          </table:table-cell>
          <table:table-cell table:style-name="ce26" table:formula="of:=[.$D2]+[.$H2]" office:value-type="string" office:string-value="" calcext:value-type="error">
            <text:p>#REF!</text:p>
          </table:table-cell>
          <table:table-cell table:style-name="ce22" table:formula="of:=[.E2]" office:value-type="float" office:value="2.98864786771437" calcext:value-type="float">
            <text:p>2.98865</text:p>
          </table:table-cell>
          <table:table-cell table:style-name="ce26" table:formula="of:=[.$E2]-[.$I2]" office:value-type="string" office:string-value="" calcext:value-type="error">
            <text:p>#REF!</text:p>
          </table:table-cell>
          <table:table-cell table:style-name="ce26" table:formula="of:=[.$E2]+[.$I2]" office:value-type="string" office:string-value="" calcext:value-type="error">
            <text:p>#REF!</text:p>
          </table:table-cell>
          <table:table-cell table:style-name="ce22" table:formula="of:=[.F2]" office:value-type="float" office:value="7.52499952319194" calcext:value-type="float">
            <text:p>7.52500</text:p>
          </table:table-cell>
          <table:table-cell table:style-name="ce26" table:formula="of:=[.$F2]-[.$J2]" office:value-type="string" office:string-value="" calcext:value-type="error">
            <text:p>#REF!</text:p>
          </table:table-cell>
          <table:table-cell table:style-name="ce26" table:formula="of:=[.$F2]+[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5.3860349036811" calcext:value-type="float">
            <text:p>15.39</text:p>
          </table:table-cell>
          <table:table-cell table:style-name="ce26" table:formula="of:=[.$C3]-[.$G3]" office:value-type="float" office:value="14.2854969670917" calcext:value-type="float">
            <text:p>14.29</text:p>
          </table:table-cell>
          <table:table-cell table:style-name="ce26" table:formula="of:=[.$C3]+[.$G3]" office:value-type="float" office:value="16.4865728402705" calcext:value-type="float">
            <text:p>16.49</text:p>
          </table:table-cell>
          <table:table-cell table:style-name="ce26" table:formula="of:=[.D3]" office:value-type="float" office:value="7.79869859813084" calcext:value-type="float">
            <text:p>7.80</text:p>
          </table:table-cell>
          <table:table-cell table:style-name="ce26" table:formula="of:=[.$D3]-[.$H3]" office:value-type="string" office:string-value="" calcext:value-type="error">
            <text:p>#REF!</text:p>
          </table:table-cell>
          <table:table-cell table:style-name="ce26" table:formula="of:=[.$D3]+[.$H3]" office:value-type="string" office:string-value="" calcext:value-type="error">
            <text:p>#REF!</text:p>
          </table:table-cell>
          <table:table-cell table:style-name="ce22" table:formula="of:=[.E3]" office:value-type="float" office:value="2.85566350371924" calcext:value-type="float">
            <text:p>2.85566</text:p>
          </table:table-cell>
          <table:table-cell table:style-name="ce26" table:formula="of:=[.$E3]-[.$I3]" office:value-type="string" office:string-value="" calcext:value-type="error">
            <text:p>#REF!</text:p>
          </table:table-cell>
          <table:table-cell table:style-name="ce26" table:formula="of:=[.$E3]+[.$I3]" office:value-type="string" office:string-value="" calcext:value-type="error">
            <text:p>#REF!</text:p>
          </table:table-cell>
          <table:table-cell table:style-name="ce22" table:formula="of:=[.F3]" office:value-type="float" office:value="7.83680922181957" calcext:value-type="float">
            <text:p>7.83681</text:p>
          </table:table-cell>
          <table:table-cell table:style-name="ce26" table:formula="of:=[.$F3]-[.$J3]" office:value-type="string" office:string-value="" calcext:value-type="error">
            <text:p>#REF!</text:p>
          </table:table-cell>
          <table:table-cell table:style-name="ce26" table:formula="of:=[.$F3]+[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5.4398473411661" calcext:value-type="float">
            <text:p>15.44</text:p>
          </table:table-cell>
          <table:table-cell table:style-name="ce26" table:formula="of:=[.$C4]-[.$G4]" office:value-type="float" office:value="14.4141651747918" calcext:value-type="float">
            <text:p>14.41</text:p>
          </table:table-cell>
          <table:table-cell table:style-name="ce26" table:formula="of:=[.$C4]+[.$G4]" office:value-type="float" office:value="16.4655295075405" calcext:value-type="float">
            <text:p>16.47</text:p>
          </table:table-cell>
          <table:table-cell table:style-name="ce26" table:formula="of:=[.D4]" office:value-type="float" office:value="7.59334511911347" calcext:value-type="float">
            <text:p>7.59</text:p>
          </table:table-cell>
          <table:table-cell table:style-name="ce26" table:formula="of:=[.$D4]-[.$H4]" office:value-type="string" office:string-value="" calcext:value-type="error">
            <text:p>#REF!</text:p>
          </table:table-cell>
          <table:table-cell table:style-name="ce26" table:formula="of:=[.$D4]+[.$H4]" office:value-type="string" office:string-value="" calcext:value-type="error">
            <text:p>#REF!</text:p>
          </table:table-cell>
          <table:table-cell table:style-name="ce22" table:formula="of:=[.E4]" office:value-type="float" office:value="2.69264364664594" calcext:value-type="float">
            <text:p>2.69264</text:p>
          </table:table-cell>
          <table:table-cell table:style-name="ce26" table:formula="of:=[.$E4]-[.$I4]" office:value-type="string" office:string-value="" calcext:value-type="error">
            <text:p>#REF!</text:p>
          </table:table-cell>
          <table:table-cell table:style-name="ce26" table:formula="of:=[.$E4]+[.$I4]" office:value-type="string" office:string-value="" calcext:value-type="error">
            <text:p>#REF!</text:p>
          </table:table-cell>
          <table:table-cell table:style-name="ce22" table:formula="of:=[.F4]" office:value-type="float" office:value="7.56803882393332" calcext:value-type="float">
            <text:p>7.56804</text:p>
          </table:table-cell>
          <table:table-cell table:style-name="ce26" table:formula="of:=[.$F4]-[.$J4]" office:value-type="string" office:string-value="" calcext:value-type="error">
            <text:p>#REF!</text:p>
          </table:table-cell>
          <table:table-cell table:style-name="ce26" table:formula="of:=[.$F4]+[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5.8067659596788" calcext:value-type="float">
            <text:p>15.81</text:p>
          </table:table-cell>
          <table:table-cell table:style-name="ce26" table:formula="of:=[.$C5]-[.$G5]" office:value-type="float" office:value="14.535548494999" calcext:value-type="float">
            <text:p>14.54</text:p>
          </table:table-cell>
          <table:table-cell table:style-name="ce26" table:formula="of:=[.$C5]+[.$G5]" office:value-type="float" office:value="17.0779834243586" calcext:value-type="float">
            <text:p>17.08</text:p>
          </table:table-cell>
          <table:table-cell table:style-name="ce26" table:formula="of:=[.D5]" office:value-type="float" office:value="7.64786355118351" calcext:value-type="float">
            <text:p>7.65</text:p>
          </table:table-cell>
          <table:table-cell table:style-name="ce26" table:formula="of:=[.$D5]-[.$H5]" office:value-type="string" office:string-value="" calcext:value-type="error">
            <text:p>#REF!</text:p>
          </table:table-cell>
          <table:table-cell table:style-name="ce26" table:formula="of:=[.$D5]+[.$H5]" office:value-type="string" office:string-value="" calcext:value-type="error">
            <text:p>#REF!</text:p>
          </table:table-cell>
          <table:table-cell table:style-name="ce22" table:formula="of:=[.E5]" office:value-type="float" office:value="2.78030388716168" calcext:value-type="float">
            <text:p>2.78030</text:p>
          </table:table-cell>
          <table:table-cell table:style-name="ce26" table:formula="of:=[.$E5]-[.$I5]" office:value-type="string" office:string-value="" calcext:value-type="error">
            <text:p>#REF!</text:p>
          </table:table-cell>
          <table:table-cell table:style-name="ce26" table:formula="of:=[.$E5]+[.$I5]" office:value-type="string" office:string-value="" calcext:value-type="error">
            <text:p>#REF!</text:p>
          </table:table-cell>
          <table:table-cell table:style-name="ce22" table:formula="of:=[.F5]" office:value-type="float" office:value="7.75174058011787" calcext:value-type="float">
            <text:p>7.75174</text:p>
          </table:table-cell>
          <table:table-cell table:style-name="ce26" table:formula="of:=[.$F5]-[.$J5]" office:value-type="string" office:string-value="" calcext:value-type="error">
            <text:p>#REF!</text:p>
          </table:table-cell>
          <table:table-cell table:style-name="ce26" table:formula="of:=[.$F5]+[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6.0002099625207" calcext:value-type="float">
            <text:p>16.00</text:p>
          </table:table-cell>
          <table:table-cell table:style-name="ce26" table:formula="of:=[.$C6]-[.$G6]" office:value-type="float" office:value="15.0317059286932" calcext:value-type="float">
            <text:p>15.03</text:p>
          </table:table-cell>
          <table:table-cell table:style-name="ce26" table:formula="of:=[.$C6]+[.$G6]" office:value-type="float" office:value="16.9687139963483" calcext:value-type="float">
            <text:p>16.97</text:p>
          </table:table-cell>
          <table:table-cell table:style-name="ce26" table:formula="of:=[.D6]" office:value-type="float" office:value="7.99966398605733" calcext:value-type="float">
            <text:p>8.00</text:p>
          </table:table-cell>
          <table:table-cell table:style-name="ce26" table:formula="of:=[.$D6]-[.$H6]" office:value-type="string" office:string-value="" calcext:value-type="error">
            <text:p>#REF!</text:p>
          </table:table-cell>
          <table:table-cell table:style-name="ce26" table:formula="of:=[.$D6]+[.$H6]" office:value-type="string" office:string-value="" calcext:value-type="error">
            <text:p>#REF!</text:p>
          </table:table-cell>
          <table:table-cell table:style-name="ce22" table:formula="of:=[.E6]" office:value-type="float" office:value="2.76225697490892" calcext:value-type="float">
            <text:p>2.76226</text:p>
          </table:table-cell>
          <table:table-cell table:style-name="ce26" table:formula="of:=[.$E6]-[.$I6]" office:value-type="string" office:string-value="" calcext:value-type="error">
            <text:p>#REF!</text:p>
          </table:table-cell>
          <table:table-cell table:style-name="ce26" table:formula="of:=[.$E6]+[.$I6]" office:value-type="string" office:string-value="" calcext:value-type="error">
            <text:p>#REF!</text:p>
          </table:table-cell>
          <table:table-cell table:style-name="ce22" table:formula="of:=[.F6]" office:value-type="float" office:value="7.93007369490168" calcext:value-type="float">
            <text:p>7.93007</text:p>
          </table:table-cell>
          <table:table-cell table:style-name="ce26" table:formula="of:=[.$F6]-[.$J6]" office:value-type="string" office:string-value="" calcext:value-type="error">
            <text:p>#REF!</text:p>
          </table:table-cell>
          <table:table-cell table:style-name="ce26" table:formula="of:=[.$F6]+[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5.9388590554823" calcext:value-type="float">
            <text:p>15.94</text:p>
          </table:table-cell>
          <table:table-cell table:style-name="ce26" table:formula="of:=[.$C7]-[.$G7]" office:value-type="float" office:value="15.0646787920669" calcext:value-type="float">
            <text:p>15.06</text:p>
          </table:table-cell>
          <table:table-cell table:style-name="ce26" table:formula="of:=[.$C7]+[.$G7]" office:value-type="float" office:value="16.8130393188977" calcext:value-type="float">
            <text:p>16.81</text:p>
          </table:table-cell>
          <table:table-cell table:style-name="ce26" table:formula="of:=[.D7]" office:value-type="float" office:value="7.9002207186641" calcext:value-type="float">
            <text:p>7.90</text:p>
          </table:table-cell>
          <table:table-cell table:style-name="ce26" table:formula="of:=[.$D7]-[.$H7]" office:value-type="string" office:string-value="" calcext:value-type="error">
            <text:p>#REF!</text:p>
          </table:table-cell>
          <table:table-cell table:style-name="ce26" table:formula="of:=[.$D7]+[.$H7]" office:value-type="string" office:string-value="" calcext:value-type="error">
            <text:p>#REF!</text:p>
          </table:table-cell>
          <table:table-cell table:style-name="ce22" table:formula="of:=[.E7]" office:value-type="float" office:value="2.823980168967" calcext:value-type="float">
            <text:p>2.82398</text:p>
          </table:table-cell>
          <table:table-cell table:style-name="ce26" table:formula="of:=[.$E7]-[.$I7]" office:value-type="string" office:string-value="" calcext:value-type="error">
            <text:p>#REF!</text:p>
          </table:table-cell>
          <table:table-cell table:style-name="ce26" table:formula="of:=[.$E7]+[.$I7]" office:value-type="string" office:string-value="" calcext:value-type="error">
            <text:p>#REF!</text:p>
          </table:table-cell>
          <table:table-cell table:style-name="ce22" table:formula="of:=[.F7]" office:value-type="float" office:value="7.87950371157592" calcext:value-type="float">
            <text:p>7.87950</text:p>
          </table:table-cell>
          <table:table-cell table:style-name="ce26" table:formula="of:=[.$F7]-[.$J7]" office:value-type="string" office:string-value="" calcext:value-type="error">
            <text:p>#REF!</text:p>
          </table:table-cell>
          <table:table-cell table:style-name="ce26" table:formula="of:=[.$F7]+[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5.9316031410448" calcext:value-type="float">
            <text:p>15.93</text:p>
          </table:table-cell>
          <table:table-cell table:style-name="ce26" table:formula="of:=[.$C8]-[.$G8]" office:value-type="float" office:value="15.1825601810456" calcext:value-type="float">
            <text:p>15.18</text:p>
          </table:table-cell>
          <table:table-cell table:style-name="ce26" table:formula="of:=[.$C8]+[.$G8]" office:value-type="float" office:value="16.6806461010441" calcext:value-type="float">
            <text:p>16.68</text:p>
          </table:table-cell>
          <table:table-cell table:style-name="ce26" table:formula="of:=[.D8]" office:value-type="float" office:value="7.89393154825412" calcext:value-type="float">
            <text:p>7.89</text:p>
          </table:table-cell>
          <table:table-cell table:style-name="ce26" table:formula="of:=[.$D8]-[.$H8]" office:value-type="string" office:string-value="" calcext:value-type="error">
            <text:p>#REF!</text:p>
          </table:table-cell>
          <table:table-cell table:style-name="ce26" table:formula="of:=[.$D8]+[.$H8]" office:value-type="string" office:string-value="" calcext:value-type="error">
            <text:p>#REF!</text:p>
          </table:table-cell>
          <table:table-cell table:style-name="ce22" table:formula="of:=[.E8]" office:value-type="float" office:value="2.86824708145926" calcext:value-type="float">
            <text:p>2.86825</text:p>
          </table:table-cell>
          <table:table-cell table:style-name="ce26" table:formula="of:=[.$E8]-[.$I8]" office:value-type="string" office:string-value="" calcext:value-type="error">
            <text:p>#REF!</text:p>
          </table:table-cell>
          <table:table-cell table:style-name="ce26" table:formula="of:=[.$E8]+[.$I8]" office:value-type="string" office:string-value="" calcext:value-type="error">
            <text:p>#REF!</text:p>
          </table:table-cell>
          <table:table-cell table:style-name="ce22" table:formula="of:=[.F8]" office:value-type="float" office:value="7.87225988125566" calcext:value-type="float">
            <text:p>7.87226</text:p>
          </table:table-cell>
          <table:table-cell table:style-name="ce26" table:formula="of:=[.$F8]-[.$J8]" office:value-type="string" office:string-value="" calcext:value-type="error">
            <text:p>#REF!</text:p>
          </table:table-cell>
          <table:table-cell table:style-name="ce26" table:formula="of:=[.$F8]+[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5.902052492159" calcext:value-type="float">
            <text:p>15.90</text:p>
          </table:table-cell>
          <table:table-cell table:style-name="ce26" table:formula="of:=[.$C9]-[.$G9]" office:value-type="float" office:value="15.4174725791091" calcext:value-type="float">
            <text:p>15.42</text:p>
          </table:table-cell>
          <table:table-cell table:style-name="ce26" table:formula="of:=[.$C9]+[.$G9]" office:value-type="float" office:value="16.3866324052089" calcext:value-type="float">
            <text:p>16.39</text:p>
          </table:table-cell>
          <table:table-cell table:style-name="ce26" table:formula="of:=[.D9]" office:value-type="float" office:value="7.90305128099292" calcext:value-type="float">
            <text:p>7.90</text:p>
          </table:table-cell>
          <table:table-cell table:style-name="ce26" table:formula="of:=[.$D9]-[.$H9]" office:value-type="string" office:string-value="" calcext:value-type="error">
            <text:p>#REF!</text:p>
          </table:table-cell>
          <table:table-cell table:style-name="ce26" table:formula="of:=[.$D9]+[.$H9]" office:value-type="string" office:string-value="" calcext:value-type="error">
            <text:p>#REF!</text:p>
          </table:table-cell>
          <table:table-cell table:style-name="ce22" table:formula="of:=[.E9]" office:value-type="float" office:value="2.90533361605796" calcext:value-type="float">
            <text:p>2.90533</text:p>
          </table:table-cell>
          <table:table-cell table:style-name="ce26" table:formula="of:=[.$E9]-[.$I9]" office:value-type="string" office:string-value="" calcext:value-type="error">
            <text:p>#REF!</text:p>
          </table:table-cell>
          <table:table-cell table:style-name="ce26" table:formula="of:=[.$E9]+[.$I9]" office:value-type="string" office:string-value="" calcext:value-type="error">
            <text:p>#REF!</text:p>
          </table:table-cell>
          <table:table-cell table:style-name="ce22" table:formula="of:=[.F9]" office:value-type="float" office:value="7.87639085170249" calcext:value-type="float">
            <text:p>7.87639</text:p>
          </table:table-cell>
          <table:table-cell table:style-name="ce26" table:formula="of:=[.$F9]-[.$J9]" office:value-type="string" office:string-value="" calcext:value-type="error">
            <text:p>#REF!</text:p>
          </table:table-cell>
          <table:table-cell table:style-name="ce26" table:formula="of:=[.$F9]+[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5.9960800835895" calcext:value-type="float">
            <text:p>16.00</text:p>
          </table:table-cell>
          <table:table-cell table:style-name="ce26" table:formula="of:=[.$C10]-[.$G10]" office:value-type="float" office:value="15.5326943205515" calcext:value-type="float">
            <text:p>15.53</text:p>
          </table:table-cell>
          <table:table-cell table:style-name="ce26" table:formula="of:=[.$C10]+[.$G10]" office:value-type="float" office:value="16.4594658466276" calcext:value-type="float">
            <text:p>16.46</text:p>
          </table:table-cell>
          <table:table-cell table:style-name="ce26" table:formula="of:=[.D10]" office:value-type="float" office:value="8.10235928985851" calcext:value-type="float">
            <text:p>8.10</text:p>
          </table:table-cell>
          <table:table-cell table:style-name="ce26" table:formula="of:=[.$D10]-[.$H10]" office:value-type="string" office:string-value="" calcext:value-type="error">
            <text:p>#REF!</text:p>
          </table:table-cell>
          <table:table-cell table:style-name="ce26" table:formula="of:=[.$D10]+[.$H10]" office:value-type="string" office:string-value="" calcext:value-type="error">
            <text:p>#REF!</text:p>
          </table:table-cell>
          <table:table-cell table:style-name="ce22" table:formula="of:=[.E10]" office:value-type="float" office:value="2.91600568546219" calcext:value-type="float">
            <text:p>2.91601</text:p>
          </table:table-cell>
          <table:table-cell table:style-name="ce26" table:formula="of:=[.$E10]-[.$I10]" office:value-type="string" office:string-value="" calcext:value-type="error">
            <text:p>#REF!</text:p>
          </table:table-cell>
          <table:table-cell table:style-name="ce26" table:formula="of:=[.$E10]+[.$I10]" office:value-type="string" office:string-value="" calcext:value-type="error">
            <text:p>#REF!</text:p>
          </table:table-cell>
          <table:table-cell table:style-name="ce22" table:formula="of:=[.F10]" office:value-type="float" office:value="7.94598222060926" calcext:value-type="float">
            <text:p>7.94598</text:p>
          </table:table-cell>
          <table:table-cell table:style-name="ce26" table:formula="of:=[.$F10]-[.$J10]" office:value-type="string" office:string-value="" calcext:value-type="error">
            <text:p>#REF!</text:p>
          </table:table-cell>
          <table:table-cell table:style-name="ce26" table:formula="of:=[.$F10]+[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6.665001319684" calcext:value-type="float">
            <text:p>16.67</text:p>
          </table:table-cell>
          <table:table-cell table:style-name="ce26" table:formula="of:=[.$C11]-[.$G11]" office:value-type="float" office:value="14.6423136344953" calcext:value-type="float">
            <text:p>14.64</text:p>
          </table:table-cell>
          <table:table-cell table:style-name="ce26" table:formula="of:=[.$C11]+[.$G11]" office:value-type="float" office:value="18.6876890048726" calcext:value-type="float">
            <text:p>18.69</text:p>
          </table:table-cell>
          <table:table-cell table:style-name="ce26" table:formula="of:=[.D11]" office:value-type="float" office:value="10.5073891547421" calcext:value-type="float">
            <text:p>10.51</text:p>
          </table:table-cell>
          <table:table-cell table:style-name="ce26" table:formula="of:=[.$D11]-[.$H11]" office:value-type="string" office:string-value="" calcext:value-type="error">
            <text:p>#REF!</text:p>
          </table:table-cell>
          <table:table-cell table:style-name="ce26" table:formula="of:=[.$D11]+[.$H11]" office:value-type="string" office:string-value="" calcext:value-type="error">
            <text:p>#REF!</text:p>
          </table:table-cell>
          <table:table-cell table:style-name="ce22" table:formula="of:=[.E11]" office:value-type="float" office:value="2.94178068562323" calcext:value-type="float">
            <text:p>2.94178</text:p>
          </table:table-cell>
          <table:table-cell table:style-name="ce26" table:formula="of:=[.$E11]-[.$I11]" office:value-type="string" office:string-value="" calcext:value-type="error">
            <text:p>#REF!</text:p>
          </table:table-cell>
          <table:table-cell table:style-name="ce26" table:formula="of:=[.$E11]+[.$I11]" office:value-type="string" office:string-value="" calcext:value-type="error">
            <text:p>#REF!</text:p>
          </table:table-cell>
          <table:table-cell table:style-name="ce22" table:formula="of:=[.F11]" office:value-type="float" office:value="7.93987716824914" calcext:value-type="float">
            <text:p>7.93988</text:p>
          </table:table-cell>
          <table:table-cell table:style-name="ce26" table:formula="of:=[.$F11]-[.$J11]" office:value-type="string" office:string-value="" calcext:value-type="error">
            <text:p>#REF!</text:p>
          </table:table-cell>
          <table:table-cell table:style-name="ce26" table:formula="of:=[.$F11]+[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>
        <table:shapes>
          <draw:frame draw:z-index="0" draw:style-name="gr1" draw:text-style-name="P1" svg:width="453.46pt" svg:height="254.78pt" svg:x="678.95pt" svg:y="156.64pt">
            <draw:object draw:notify-on-update-of-ranges="CPPRAW.F15:CPPRAW.F24 Sheet1.G14:Sheet1.G14 CPPRAW.G15:CPPRAW.G24 Sheet1.H15:Sheet1.H24 Sheet1.H15:Sheet1.H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ce32"/>
        <table:table-column table:style-name="co16" table:default-cell-style-name="ce10"/>
        <table:table-column table:style-name="co23" table:default-cell-style-name="ce26"/>
        <table:table-column table:style-name="co24" table:default-cell-style-name="ce26"/>
        <table:table-column table:style-name="co10" table:number-columns-repeated="2" table:default-cell-style-name="ce26"/>
        <table:table-column table:style-name="co25" table:default-cell-style-name="Default"/>
        <table:table-column table:style-name="co26" table:default-cell-style-name="Default"/>
        <table:table-column table:style-name="co10" table:number-columns-repeated="1015" table:default-cell-style-name="Default"/>
        <table:table-row table:style-name="ro1">
          <table:table-cell table:style-name="ce31"/>
          <table:table-cell table:style-name="ce6"/>
          <table:table-cell table:style-name="ce33" table:number-columns-repeated="4"/>
          <table:table-cell table:style-name="ce33" office:value-type="string" calcext:value-type="string" table:number-columns-spanned="2" table:number-rows-spanned="1">
            <text:p>mult_big_vector_hot</text:p>
          </table:table-cell>
          <table:covered-table-cell table:style-name="ce33"/>
          <table:table-cell table:style-name="ce27" table:number-columns-repeated="1015"/>
        </table:table-row>
        <table:table-row table:style-name="ro1">
          <table:table-cell table:style-name="ce31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ample standard deviation</text:p>
          </table:table-cell>
          <table:table-cell table:style-name="ce33"/>
          <table:table-cell table:style-name="ce33" table:formula="of:=[.A$2]" office:value-type="string" office:string-value="n" calcext:value-type="string">
            <text:p>n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style-name="ce27" table:number-columns-repeated="1015"/>
        </table:table-row>
        <table:table-row table:style-name="ro1">
          <table:table-cell office:value-type="float" office:value="8" calcext:value-type="float">
            <text:p>8 </text:p>
          </table:table-cell>
          <table:table-cell table:formula="of:=[.A3] - COM.MICROSOFT.FLOOR.PRECISE([.A3] * 0.2)" office:value-type="float" office:value="7" calcext:value-type="float">
            <text:p>7</text:p>
          </table:table-cell>
          <table:table-cell office:value-type="float" office:value="683.18" calcext:value-type="float">
            <text:p>683.18</text:p>
          </table:table-cell>
          <table:table-cell office:value-type="float" office:value="210.942263185919" calcext:value-type="float">
            <text:p>210.94</text:p>
          </table:table-cell>
          <table:table-cell/>
          <table:table-cell table:style-name="ce32" table:formula="of:=[.A3]" office:value-type="float" office:value="8" calcext:value-type="float">
            <text:p>8 </text:p>
          </table:table-cell>
          <table:table-cell table:formula="of:=[.C3]/[.B3]" office:value-type="float" office:value="97.5971428571429" calcext:value-type="float">
            <text:p>97.5971428571</text:p>
          </table:table-cell>
          <table:table-cell table:formula="of:=[.D3]/[.B3]" office:value-type="float" office:value="30.1346090265599" calcext:value-type="float">
            <text:p>30.134609026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 </text:p>
          </table:table-cell>
          <table:table-cell table:formula="of:=[.A4] - COM.MICROSOFT.FLOOR.PRECISE([.A4] * 0.2)" office:value-type="float" office:value="13" calcext:value-type="float">
            <text:p>13</text:p>
          </table:table-cell>
          <table:table-cell office:value-type="float" office:value="1247.675" calcext:value-type="float">
            <text:p>1247.68</text:p>
          </table:table-cell>
          <table:table-cell office:value-type="float" office:value="602.981673019582" calcext:value-type="float">
            <text:p>602.98</text:p>
          </table:table-cell>
          <table:table-cell/>
          <table:table-cell table:style-name="ce32" table:formula="of:=[.A4]" office:value-type="float" office:value="16" calcext:value-type="float">
            <text:p>16 </text:p>
          </table:table-cell>
          <table:table-cell table:formula="of:=[.C4]/[.B4]" office:value-type="float" office:value="95.975" calcext:value-type="float">
            <text:p>95.975</text:p>
          </table:table-cell>
          <table:table-cell table:formula="of:=[.D4]/[.B4]" office:value-type="float" office:value="46.3832056168909" calcext:value-type="float">
            <text:p>46.383205616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 </text:p>
          </table:table-cell>
          <table:table-cell table:formula="of:=[.A5] - COM.MICROSOFT.FLOOR.PRECISE([.A5] * 0.2)" office:value-type="float" office:value="26" calcext:value-type="float">
            <text:p>26</text:p>
          </table:table-cell>
          <table:table-cell office:value-type="float" office:value="2421.58125" calcext:value-type="float">
            <text:p>2421.58</text:p>
          </table:table-cell>
          <table:table-cell office:value-type="float" office:value="1205.86267746147" calcext:value-type="float">
            <text:p>1205.86</text:p>
          </table:table-cell>
          <table:table-cell/>
          <table:table-cell table:style-name="ce32" table:formula="of:=[.A5]" office:value-type="float" office:value="32" calcext:value-type="float">
            <text:p>32 </text:p>
          </table:table-cell>
          <table:table-cell table:formula="of:=[.C5]/[.B5]" office:value-type="float" office:value="93.1377403846154" calcext:value-type="float">
            <text:p>93.1377403846</text:p>
          </table:table-cell>
          <table:table-cell table:formula="of:=[.D5]/[.B5]" office:value-type="float" office:value="46.3793337485181" calcext:value-type="float">
            <text:p>46.379333748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 </text:p>
          </table:table-cell>
          <table:table-cell table:formula="of:=[.A6] - COM.MICROSOFT.FLOOR.PRECISE([.A6] * 0.2)" office:value-type="float" office:value="52" calcext:value-type="float">
            <text:p>52</text:p>
          </table:table-cell>
          <table:table-cell office:value-type="float" office:value="4682.25625" calcext:value-type="float">
            <text:p>4682.26</text:p>
          </table:table-cell>
          <table:table-cell office:value-type="float" office:value="615.087185603233" calcext:value-type="float">
            <text:p>615.09</text:p>
          </table:table-cell>
          <table:table-cell/>
          <table:table-cell table:style-name="ce32" table:formula="of:=[.A6]" office:value-type="float" office:value="64" calcext:value-type="float">
            <text:p>64 </text:p>
          </table:table-cell>
          <table:table-cell table:formula="of:=[.C6]/[.B6]" office:value-type="float" office:value="90.0433894230769" calcext:value-type="float">
            <text:p>90.0433894231</text:p>
          </table:table-cell>
          <table:table-cell table:formula="of:=[.D6]/[.B6]" office:value-type="float" office:value="11.8285997231391" calcext:value-type="float">
            <text:p>11.8285997231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 </text:p>
          </table:table-cell>
          <table:table-cell table:formula="of:=[.A7] - COM.MICROSOFT.FLOOR.PRECISE([.A7] * 0.2)" office:value-type="float" office:value="103" calcext:value-type="float">
            <text:p>103</text:p>
          </table:table-cell>
          <table:table-cell office:value-type="float" office:value="9623.25" calcext:value-type="float">
            <text:p>9623.25</text:p>
          </table:table-cell>
          <table:table-cell office:value-type="float" office:value="2099.8326919466" calcext:value-type="float">
            <text:p>2099.83</text:p>
          </table:table-cell>
          <table:table-cell/>
          <table:table-cell table:style-name="ce32" table:formula="of:=[.A7]" office:value-type="float" office:value="128" calcext:value-type="float">
            <text:p>128 </text:p>
          </table:table-cell>
          <table:table-cell table:formula="of:=[.C7]/[.B7]" office:value-type="float" office:value="93.4296116504854" calcext:value-type="float">
            <text:p>93.4296116505</text:p>
          </table:table-cell>
          <table:table-cell table:formula="of:=[.D7]/[.B7]" office:value-type="float" office:value="20.3867251645301" calcext:value-type="float">
            <text:p>20.3867251645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 </text:p>
          </table:table-cell>
          <table:table-cell table:formula="of:=[.A8] - COM.MICROSOFT.FLOOR.PRECISE([.A8] * 0.2)" office:value-type="float" office:value="205" calcext:value-type="float">
            <text:p>205</text:p>
          </table:table-cell>
          <table:table-cell office:value-type="float" office:value="18644.61375" calcext:value-type="float">
            <text:p>18644.61</text:p>
          </table:table-cell>
          <table:table-cell office:value-type="float" office:value="3015.3291934284" calcext:value-type="float">
            <text:p>3015.33</text:p>
          </table:table-cell>
          <table:table-cell/>
          <table:table-cell table:style-name="ce32" table:formula="of:=[.A8]" office:value-type="float" office:value="256" calcext:value-type="float">
            <text:p>256 </text:p>
          </table:table-cell>
          <table:table-cell table:formula="of:=[.C8]/[.B8]" office:value-type="float" office:value="90.9493353658537" calcext:value-type="float">
            <text:p>90.9493353659</text:p>
          </table:table-cell>
          <table:table-cell table:formula="of:=[.D8]/[.B8]" office:value-type="float" office:value="14.7089228947727" calcext:value-type="float">
            <text:p>14.7089228948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 </text:p>
          </table:table-cell>
          <table:table-cell table:formula="of:=[.A9] - COM.MICROSOFT.FLOOR.PRECISE([.A9] * 0.2)" office:value-type="float" office:value="410" calcext:value-type="float">
            <text:p>410</text:p>
          </table:table-cell>
          <table:table-cell office:value-type="float" office:value="37750.0525" calcext:value-type="float">
            <text:p>37750.05</text:p>
          </table:table-cell>
          <table:table-cell office:value-type="float" office:value="5601.21958155048" calcext:value-type="float">
            <text:p>5601.22</text:p>
          </table:table-cell>
          <table:table-cell/>
          <table:table-cell table:style-name="ce32" table:formula="of:=[.A9]" office:value-type="float" office:value="512" calcext:value-type="float">
            <text:p>512 </text:p>
          </table:table-cell>
          <table:table-cell table:formula="of:=[.C9]/[.B9]" office:value-type="float" office:value="92.0732987804878" calcext:value-type="float">
            <text:p>92.0732987805</text:p>
          </table:table-cell>
          <table:table-cell table:formula="of:=[.D9]/[.B9]" office:value-type="float" office:value="13.6615111745134" calcext:value-type="float">
            <text:p>13.6615111745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,024 </text:p>
          </table:table-cell>
          <table:table-cell table:formula="of:=[.A10] - COM.MICROSOFT.FLOOR.PRECISE([.A10] * 0.2)" office:value-type="float" office:value="820" calcext:value-type="float">
            <text:p>820</text:p>
          </table:table-cell>
          <table:table-cell office:value-type="float" office:value="75192.12875" calcext:value-type="float">
            <text:p>75192.13</text:p>
          </table:table-cell>
          <table:table-cell office:value-type="float" office:value="9704.42985126359" calcext:value-type="float">
            <text:p>9704.43</text:p>
          </table:table-cell>
          <table:table-cell/>
          <table:table-cell table:style-name="ce32" table:formula="of:=[.A10]" office:value-type="float" office:value="1024" calcext:value-type="float">
            <text:p>1,024 </text:p>
          </table:table-cell>
          <table:table-cell table:formula="of:=[.C10]/[.B10]" office:value-type="float" office:value="91.6977179878049" calcext:value-type="float">
            <text:p>91.6977179878</text:p>
          </table:table-cell>
          <table:table-cell table:formula="of:=[.D10]/[.B10]" office:value-type="float" office:value="11.8346705503215" calcext:value-type="float">
            <text:p>11.8346705503</text:p>
          </table:table-cell>
          <table:table-cell table:number-columns-repeated="1015"/>
        </table:table-row>
        <table:table-row table:style-name="ro1">
          <table:table-cell office:value-type="float" office:value="2048" calcext:value-type="float">
            <text:p>2,048 </text:p>
          </table:table-cell>
          <table:table-cell table:formula="of:=[.A11] - COM.MICROSOFT.FLOOR.PRECISE([.A11] * 0.2)" office:value-type="float" office:value="1639" calcext:value-type="float">
            <text:p>1,639</text:p>
          </table:table-cell>
          <table:table-cell office:value-type="float" office:value="150137.8275" calcext:value-type="float">
            <text:p>150137.83</text:p>
          </table:table-cell>
          <table:table-cell office:value-type="float" office:value="19771.3701164866" calcext:value-type="float">
            <text:p>19771.37</text:p>
          </table:table-cell>
          <table:table-cell/>
          <table:table-cell table:style-name="ce32" table:formula="of:=[.A11]" office:value-type="float" office:value="2048" calcext:value-type="float">
            <text:p>2,048 </text:p>
          </table:table-cell>
          <table:table-cell table:formula="of:=[.C11]/[.B11]" office:value-type="float" office:value="91.6033114704088" calcext:value-type="float">
            <text:p>91.6033114704</text:p>
          </table:table-cell>
          <table:table-cell table:formula="of:=[.D11]/[.B11]" office:value-type="float" office:value="12.0630690155501" calcext:value-type="float">
            <text:p>12.0630690156</text:p>
          </table:table-cell>
          <table:table-cell table:number-columns-repeated="1015"/>
        </table:table-row>
        <table:table-row table:style-name="ro1">
          <table:table-cell office:value-type="float" office:value="4096" calcext:value-type="float">
            <text:p>4,096 </text:p>
          </table:table-cell>
          <table:table-cell table:formula="of:=[.A12] - COM.MICROSOFT.FLOOR.PRECISE([.A12] * 0.2)" office:value-type="float" office:value="3277" calcext:value-type="float">
            <text:p>3,277</text:p>
          </table:table-cell>
          <table:table-cell office:value-type="float" office:value="300027.60875" calcext:value-type="float">
            <text:p>300027.61</text:p>
          </table:table-cell>
          <table:table-cell office:value-type="float" office:value="40710.4773812766" calcext:value-type="float">
            <text:p>40710.48</text:p>
          </table:table-cell>
          <table:table-cell/>
          <table:table-cell table:style-name="ce32" table:formula="of:=[.A12]" office:value-type="float" office:value="4096" calcext:value-type="float">
            <text:p>4,096 </text:p>
          </table:table-cell>
          <table:table-cell table:formula="of:=[.C12]/[.B12]" office:value-type="float" office:value="91.555571788221" calcext:value-type="float">
            <text:p>91.5555717882</text:p>
          </table:table-cell>
          <table:table-cell table:formula="of:=[.D12]/[.B12]" office:value-type="float" office:value="12.423093494439" calcext:value-type="float">
            <text:p>12.4230934944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,192 </text:p>
          </table:table-cell>
          <table:table-cell table:formula="of:=[.A13] - COM.MICROSOFT.FLOOR.PRECISE([.A13] * 0.2)" office:value-type="float" office:value="6554" calcext:value-type="float">
            <text:p>6,554</text:p>
          </table:table-cell>
          <table:table-cell office:value-type="float" office:value="604105.6525" calcext:value-type="float">
            <text:p>604105.65</text:p>
          </table:table-cell>
          <table:table-cell office:value-type="float" office:value="42610.9842492532" calcext:value-type="float">
            <text:p>42610.98</text:p>
          </table:table-cell>
          <table:table-cell/>
          <table:table-cell table:style-name="ce32" table:formula="of:=[.A13]" office:value-type="float" office:value="8192" calcext:value-type="float">
            <text:p>8,192 </text:p>
          </table:table-cell>
          <table:table-cell table:formula="of:=[.C13]/[.B13]" office:value-type="float" office:value="92.1735814006713" calcext:value-type="float">
            <text:p>92.1735814007</text:p>
          </table:table-cell>
          <table:table-cell table:formula="of:=[.D13]/[.B13]" office:value-type="float" office:value="6.50152338255313" calcext:value-type="float">
            <text:p>6.501523382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n / 1024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number-columns-repeated="1015"/>
        </table:table-row>
        <table:table-row table:style-name="ro1">
          <table:table-cell office:value-type="float" office:value="16384" calcext:value-type="float">
            <text:p>16,384 </text:p>
          </table:table-cell>
          <table:table-cell table:formula="of:=[.A15] - COM.MICROSOFT.FLOOR.PRECISE([.A15] * 0.2)" office:value-type="float" office:value="13108" calcext:value-type="float">
            <text:p>13,108</text:p>
          </table:table-cell>
          <table:table-cell office:value-type="float" office:value="1213020.27875" calcext:value-type="float">
            <text:p>1213020.28</text:p>
          </table:table-cell>
          <table:table-cell office:value-type="float" office:value="70482.9371012167" calcext:value-type="float">
            <text:p>70482.94</text:p>
          </table:table-cell>
          <table:table-cell/>
          <table:table-cell table:style-name="ce32" table:formula="of:=[.A15] / 1024" office:value-type="float" office:value="16" calcext:value-type="float">
            <text:p>16 </text:p>
          </table:table-cell>
          <table:table-cell table:formula="of:=[.C15]/[.B15]" office:value-type="float" office:value="92.5404545888008" calcext:value-type="float">
            <text:p>92.5404545888</text:p>
          </table:table-cell>
          <table:table-cell table:formula="of:=[.D15]/[.B15]" office:value-type="float" office:value="5.3770931569436" calcext:value-type="float">
            <text:p>5.3770931569</text:p>
          </table:table-cell>
          <table:table-cell table:number-columns-repeated="1015"/>
        </table:table-row>
        <table:table-row table:style-name="ro1">
          <table:table-cell office:value-type="float" office:value="32768" calcext:value-type="float">
            <text:p>32,768 </text:p>
          </table:table-cell>
          <table:table-cell table:formula="of:=[.A16] - COM.MICROSOFT.FLOOR.PRECISE([.A16] * 0.2)" office:value-type="float" office:value="26215" calcext:value-type="float">
            <text:p>26,215</text:p>
          </table:table-cell>
          <table:table-cell office:value-type="float" office:value="2430295.185" calcext:value-type="float">
            <text:p>2430295.19</text:p>
          </table:table-cell>
          <table:table-cell office:value-type="float" office:value="146521.778674181" calcext:value-type="float">
            <text:p>146521.78</text:p>
          </table:table-cell>
          <table:table-cell/>
          <table:table-cell table:style-name="ce32" table:formula="of:=[.A16] / 1024" office:value-type="float" office:value="32" calcext:value-type="float">
            <text:p>32 </text:p>
          </table:table-cell>
          <table:table-cell table:formula="of:=[.C16]/[.B16]" office:value-type="float" office:value="92.7062820904063" calcext:value-type="float">
            <text:p>92.7062820904</text:p>
          </table:table-cell>
          <table:table-cell table:formula="of:=[.D16]/[.B16]" office:value-type="float" office:value="5.58923435720698" calcext:value-type="float">
            <text:p>5.5892343572</text:p>
          </table:table-cell>
          <table:table-cell table:number-columns-repeated="1015"/>
        </table:table-row>
        <table:table-row table:style-name="ro1">
          <table:table-cell office:value-type="float" office:value="65536" calcext:value-type="float">
            <text:p>65,536 </text:p>
          </table:table-cell>
          <table:table-cell table:formula="of:=[.A17] - COM.MICROSOFT.FLOOR.PRECISE([.A17] * 0.2)" office:value-type="float" office:value="52429" calcext:value-type="float">
            <text:p>52,429</text:p>
          </table:table-cell>
          <table:table-cell office:value-type="float" office:value="4773614.29" calcext:value-type="float">
            <text:p>4773614.29</text:p>
          </table:table-cell>
          <table:table-cell office:value-type="float" office:value="191527.014927966" calcext:value-type="float">
            <text:p>191527.01</text:p>
          </table:table-cell>
          <table:table-cell/>
          <table:table-cell table:style-name="ce32" table:formula="of:=[.A17] / 1024" office:value-type="float" office:value="64" calcext:value-type="float">
            <text:p>64 </text:p>
          </table:table-cell>
          <table:table-cell table:formula="of:=[.C17]/[.B17]" office:value-type="float" office:value="91.0491195712297" calcext:value-type="float">
            <text:p>91.0491195712</text:p>
          </table:table-cell>
          <table:table-cell table:formula="of:=[.D17]/[.B17]" office:value-type="float" office:value="3.65307396532389" calcext:value-type="float">
            <text:p>3.6530739653</text:p>
          </table:table-cell>
          <table:table-cell table:number-columns-repeated="1015"/>
        </table:table-row>
        <table:table-row table:style-name="ro1">
          <table:table-cell office:value-type="float" office:value="131072" calcext:value-type="float">
            <text:p>131,072 </text:p>
          </table:table-cell>
          <table:table-cell table:formula="of:=[.A18] - COM.MICROSOFT.FLOOR.PRECISE([.A18] * 0.2)" office:value-type="float" office:value="104858" calcext:value-type="float">
            <text:p>104,858</text:p>
          </table:table-cell>
          <table:table-cell office:value-type="float" office:value="9707503.8925" calcext:value-type="float">
            <text:p>9707503.89</text:p>
          </table:table-cell>
          <table:table-cell office:value-type="float" office:value="224779.376170024" calcext:value-type="float">
            <text:p>224779.38</text:p>
          </table:table-cell>
          <table:table-cell/>
          <table:table-cell table:style-name="ce32" table:formula="of:=[.A18] / 1024" office:value-type="float" office:value="128" calcext:value-type="float">
            <text:p>128 </text:p>
          </table:table-cell>
          <table:table-cell table:formula="of:=[.C18]/[.B18]" office:value-type="float" office:value="92.5776182313224" calcext:value-type="float">
            <text:p>92.5776182313</text:p>
          </table:table-cell>
          <table:table-cell table:formula="of:=[.D18]/[.B18]" office:value-type="float" office:value="2.14365500171684" calcext:value-type="float">
            <text:p>2.1436550017</text:p>
          </table:table-cell>
          <table:table-cell table:number-columns-repeated="1015"/>
        </table:table-row>
        <table:table-row table:style-name="ro1">
          <table:table-cell office:value-type="float" office:value="262144" calcext:value-type="float">
            <text:p>262,144 </text:p>
          </table:table-cell>
          <table:table-cell table:formula="of:=[.A19] - COM.MICROSOFT.FLOOR.PRECISE([.A19] * 0.2)" office:value-type="float" office:value="209716" calcext:value-type="float">
            <text:p>209,716</text:p>
          </table:table-cell>
          <table:table-cell office:value-type="float" office:value="19512568.85625" calcext:value-type="float">
            <text:p>19512568.86</text:p>
          </table:table-cell>
          <table:table-cell office:value-type="float" office:value="421948.493171252" calcext:value-type="float">
            <text:p>421948.49</text:p>
          </table:table-cell>
          <table:table-cell/>
          <table:table-cell table:style-name="ce32" table:formula="of:=[.A19] / 1024" office:value-type="float" office:value="256" calcext:value-type="float">
            <text:p>256 </text:p>
          </table:table-cell>
          <table:table-cell table:formula="of:=[.C19]/[.B19]" office:value-type="float" office:value="93.0428238963646" calcext:value-type="float">
            <text:p>93.0428238964</text:p>
          </table:table-cell>
          <table:table-cell table:formula="of:=[.D19]/[.B19]" office:value-type="float" office:value="2.0119995287496" calcext:value-type="float">
            <text:p>2.0119995287</text:p>
          </table:table-cell>
          <table:table-cell table:number-columns-repeated="1015"/>
        </table:table-row>
        <table:table-row table:style-name="ro1">
          <table:table-cell office:value-type="float" office:value="524288" calcext:value-type="float">
            <text:p>524,288 </text:p>
          </table:table-cell>
          <table:table-cell table:formula="of:=[.A20] - COM.MICROSOFT.FLOOR.PRECISE([.A20] * 0.2)" office:value-type="float" office:value="419431" calcext:value-type="float">
            <text:p>419,431</text:p>
          </table:table-cell>
          <table:table-cell office:value-type="float" office:value="38548497.27625" calcext:value-type="float">
            <text:p>38548497.28</text:p>
          </table:table-cell>
          <table:table-cell office:value-type="float" office:value="863275.863786223" calcext:value-type="float">
            <text:p>863275.86</text:p>
          </table:table-cell>
          <table:table-cell/>
          <table:table-cell table:style-name="ce32" table:formula="of:=[.A20] / 1024" office:value-type="float" office:value="512" calcext:value-type="float">
            <text:p>512 </text:p>
          </table:table-cell>
          <table:table-cell table:formula="of:=[.C20]/[.B20]" office:value-type="float" office:value="91.9066479975252" calcext:value-type="float">
            <text:p>91.9066479975</text:p>
          </table:table-cell>
          <table:table-cell table:formula="of:=[.D20]/[.B20]" office:value-type="float" office:value="2.05820710387697" calcext:value-type="float">
            <text:p>2.0582071039</text:p>
          </table:table-cell>
          <table:table-cell table:number-columns-repeated="1015"/>
        </table:table-row>
        <table:table-row table:style-name="ro1">
          <table:table-cell office:value-type="float" office:value="1048576" calcext:value-type="float">
            <text:p>1,048,576 </text:p>
          </table:table-cell>
          <table:table-cell table:formula="of:=[.A21] - COM.MICROSOFT.FLOOR.PRECISE([.A21] * 0.2)" office:value-type="float" office:value="838861" calcext:value-type="float">
            <text:p>838,861</text:p>
          </table:table-cell>
          <table:table-cell office:value-type="float" office:value="77911379.46625" calcext:value-type="float">
            <text:p>77911379.47</text:p>
          </table:table-cell>
          <table:table-cell office:value-type="float" office:value="2084747.65494972" calcext:value-type="float">
            <text:p>2084747.65</text:p>
          </table:table-cell>
          <table:table-cell/>
          <table:table-cell table:style-name="ce32" table:formula="of:=[.A21] / 1024" office:value-type="float" office:value="1024" calcext:value-type="float">
            <text:p>1,024 </text:p>
          </table:table-cell>
          <table:table-cell table:formula="of:=[.C21]/[.B21]" office:value-type="float" office:value="92.8775797971893" calcext:value-type="float">
            <text:p>92.8775797972</text:p>
          </table:table-cell>
          <table:table-cell table:formula="of:=[.D21]/[.B21]" office:value-type="float" office:value="2.48521227587135" calcext:value-type="float">
            <text:p>2.4852122759</text:p>
          </table:table-cell>
          <table:table-cell table:number-columns-repeated="1015"/>
        </table:table-row>
        <table:table-row table:style-name="ro1">
          <table:table-cell office:value-type="float" office:value="2097152" calcext:value-type="float">
            <text:p>2,097,152 </text:p>
          </table:table-cell>
          <table:table-cell table:formula="of:=[.A22] - COM.MICROSOFT.FLOOR.PRECISE([.A22] * 0.2)" office:value-type="float" office:value="1677722" calcext:value-type="float">
            <text:p>1,677,722</text:p>
          </table:table-cell>
          <table:table-cell office:value-type="float" office:value="156641482.3625" calcext:value-type="float">
            <text:p>156641482.36</text:p>
          </table:table-cell>
          <table:table-cell office:value-type="float" office:value="6286407.07678895" calcext:value-type="float">
            <text:p>6286407.08</text:p>
          </table:table-cell>
          <table:table-cell/>
          <table:table-cell table:style-name="ce32" table:formula="of:=[.A22] / 1024" office:value-type="float" office:value="2048" calcext:value-type="float">
            <text:p>2,048 </text:p>
          </table:table-cell>
          <table:table-cell table:formula="of:=[.C22]/[.B22]" office:value-type="float" office:value="93.3655768729861" calcext:value-type="float">
            <text:p>93.365576873</text:p>
          </table:table-cell>
          <table:table-cell table:formula="of:=[.D22]/[.B22]" office:value-type="float" office:value="3.74698971390311" calcext:value-type="float">
            <text:p>3.7469897139</text:p>
          </table:table-cell>
          <table:table-cell table:number-columns-repeated="1015"/>
        </table:table-row>
        <table:table-row table:style-name="ro1">
          <table:table-cell office:value-type="float" office:value="4194304" calcext:value-type="float">
            <text:p>4,194,304 </text:p>
          </table:table-cell>
          <table:table-cell table:formula="of:=[.A23] - COM.MICROSOFT.FLOOR.PRECISE([.A23] * 0.2)" office:value-type="float" office:value="3355444" calcext:value-type="float">
            <text:p>3,355,444</text:p>
          </table:table-cell>
          <table:table-cell office:value-type="float" office:value="312228510.19125" calcext:value-type="float">
            <text:p>312228510.19</text:p>
          </table:table-cell>
          <table:table-cell office:value-type="float" office:value="7381433.21240827" calcext:value-type="float">
            <text:p>7381433.21</text:p>
          </table:table-cell>
          <table:table-cell/>
          <table:table-cell table:style-name="ce32" table:formula="of:=[.A23] / 1024" office:value-type="float" office:value="4096" calcext:value-type="float">
            <text:p>4,096 </text:p>
          </table:table-cell>
          <table:table-cell table:formula="of:=[.C23]/[.B23]" office:value-type="float" office:value="93.0513250083298" calcext:value-type="float">
            <text:p>93.0513250083</text:p>
          </table:table-cell>
          <table:table-cell table:formula="of:=[.D23]/[.B23]" office:value-type="float" office:value="2.19983799831208" calcext:value-type="float">
            <text:p>2.1998379983</text:p>
          </table:table-cell>
          <table:table-cell table:number-columns-repeated="1015"/>
        </table:table-row>
        <table:table-row table:style-name="ro1">
          <table:table-cell office:value-type="float" office:value="8388608" calcext:value-type="float">
            <text:p>8,388,608 </text:p>
          </table:table-cell>
          <table:table-cell table:formula="of:=[.A24] - COM.MICROSOFT.FLOOR.PRECISE([.A24] * 0.2)" office:value-type="float" office:value="6710887" calcext:value-type="float">
            <text:p>6,710,887</text:p>
          </table:table-cell>
          <table:table-cell table:style-name="Default" office:value-type="float" office:value="624472400.47875" calcext:value-type="float">
            <text:p>624472400.47875</text:p>
          </table:table-cell>
          <table:table-cell table:style-name="Default" office:value-type="float" office:value="7599233.38936067" calcext:value-type="float">
            <text:p>7599233.38936067</text:p>
          </table:table-cell>
          <table:table-cell/>
          <table:table-cell table:style-name="ce32" table:formula="of:=[.A24] / 1024" office:value-type="float" office:value="8192" calcext:value-type="float">
            <text:p>8,192 </text:p>
          </table:table-cell>
          <table:table-cell table:formula="of:=[.C24]/[.B24]" office:value-type="float" office:value="93.0536306867855" calcext:value-type="float">
            <text:p>93.0536306868</text:p>
          </table:table-cell>
          <table:table-cell table:formula="of:=[.D24]/[.B24]" office:value-type="float" office:value="1.13237391560321" calcext:value-type="float">
            <text:p>1.1323739156</text:p>
          </table:table-cell>
          <table:table-cell table:number-columns-repeated="1015"/>
        </table:table-row>
        <table:table-row table:style-name="ro1" table:number-rows-repeated="16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5"/>
    </number:number-style>
    <number:number-style style:name="N121">
      <number:number number:decimal-places="5" number:min-integer-digits="0"/>
    </number:number-style>
    <number:number-style style:name="N122">
      <number:number number:decimal-places="5"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7:49:36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13T18:15:35.209000000</dc:date>
    <meta:editing-duration>PT4H7M13S</meta:editing-duration>
    <meta:editing-cycles>28</meta:editing-cycles>
    <meta:generator>LibreOffice/4.4.3.2$Windows_x86 LibreOffice_project/88805f81e9fe61362df02b9941de8e38a9b5fd16</meta:generator>
    <meta:document-statistic meta:table-count="5" meta:cell-count="17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15:Sheet1.H24" chart:error-lower-range="Sheet1.H15:Sheet1.H2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15:Sheet1.H24" chart:error-lower-range="Sheet1.H15:Sheet1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5:Sheet1.H24" chart:error-lower-range="Sheet1.H15:Sheet1.H24" loext:std-weight="1"/>
      <style:graphic-properties draw:stroke="dash" svg:stroke-width="0.051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606cm" svg:y="4.192cm" style:legend-expansion="high" chart:style-name="ch2"/>
        <chart:plot-area chart:style-name="ch3" table:cell-range-address="CPPRAW.F15:CPPRAW.G24 Sheet1.G14:Sheet1.G14" chart:data-source-has-labels="both" svg:x="0.319cm" svg:y="0.179cm" svg:width="10.968cm" svg:height="8.631cm">
          <chartooo:coordinate-region svg:x="0.986cm" svg:y="0.381cm" svg:width="10.301cm" svg:height="7.372cm"/>
          <chart:axis chart:dimension="x" chart:name="primary-x" chart:style-name="ch4" chartooo:axis-type="auto">
            <chartooo:date-scale/>
            <chart:categories table:cell-range-address="CPPRAW.F15:CPPRAW.F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PRAW.G15:CPPRAW.G24" chart:label-cell-address="Sheet1.G14:Sheet1.G14" chart:class="chart:line">
            <chart:error-indicator chart:style-name="ch7" chart:dimension="y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ig_vector_hot</text:p>
                <draw:g>
                  <svg:desc>Sheet1.G14:Sheet1.G1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201_101</text:p>
                <draw:g>
                  <svg:desc>CPPRAW.F15:CPPRAW.F24</svg:desc>
                </draw:g>
              </table:table-cell>
              <table:table-cell office:value-type="float" office:value="NaN">
                <text:p>NaN</text:p>
                <draw:g>
                  <svg:desc>CPPRAW.G15:CPPRAW.G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58923435720698">
                <text:p>5.58923435720698</text:p>
              </table:table-cell>
              <table:table-cell office:value-type="float" office:value="5.58923435720698">
                <text:p>5.58923435720698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65307396532389">
                <text:p>3.65307396532389</text:p>
              </table:table-cell>
              <table:table-cell office:value-type="float" office:value="3.65307396532389">
                <text:p>3.65307396532389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4365500171684">
                <text:p>2.14365500171684</text:p>
              </table:table-cell>
              <table:table-cell office:value-type="float" office:value="2.14365500171684">
                <text:p>2.14365500171684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0119995287496">
                <text:p>2.0119995287496</text:p>
              </table:table-cell>
              <table:table-cell office:value-type="float" office:value="2.0119995287496">
                <text:p>2.011999528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5820710387697">
                <text:p>2.05820710387697</text:p>
              </table:table-cell>
              <table:table-cell office:value-type="float" office:value="2.05820710387697">
                <text:p>2.05820710387697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48521227587135">
                <text:p>2.48521227587135</text:p>
              </table:table-cell>
              <table:table-cell office:value-type="float" office:value="2.48521227587135">
                <text:p>2.48521227587135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74698971390311">
                <text:p>3.74698971390311</text:p>
              </table:table-cell>
              <table:table-cell office:value-type="float" office:value="3.74698971390311">
                <text:p>3.74698971390311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9983799831208">
                <text:p>2.19983799831208</text:p>
              </table:table-cell>
              <table:table-cell office:value-type="float" office:value="2.19983799831208">
                <text:p>2.19983799831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3237391560321">
                <text:p>1.13237391560321</text:p>
              </table:table-cell>
              <table:table-cell office:value-type="float" office:value="1.13237391560321">
                <text:p>1.13237391560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